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80000000800BEA90DC1B8C79D92.png" manifest:media-type="image/png"/>
  <manifest:file-entry manifest:full-path="Pictures/10000001000004D8000006DA1A5FBF0DC1B4ACA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 Sans" svg:font-family="'Open Sans'" style:font-adornments="Bold" style:font-family-generic="swiss" style:font-pitch="variable"/>
    <style:font-face style:name="Poppins ExtraBold" svg:font-family="'Poppins ExtraBold'" style:font-pitch="variable"/>
    <style:font-face style:name="Tahoma" svg:font-family="Tahoma" style:font-adornments="Negreta" style:font-family-generic="swiss" style:font-pitch="variable"/>
    <style:font-face style:name="Tahoma1" svg:font-family="Tahoma" style:font-family-generic="swiss" style:font-pitch="variable"/>
    <style:font-face style:name="Tahoma2" svg:font-family="Tahoma" style:font-adornments="Normal" style:font-family-generic="swiss" style:font-pitch="variable"/>
  </office:font-face-decls>
  <office:automatic-styles>
    <style:style style:name="P1" style:family="paragraph" style:parent-style-name="BL_20_Cover_20_URL">
      <style:text-properties fo:language="en" fo:country="US" officeooo:paragraph-rsid="003def74"/>
    </style:style>
    <style:style style:name="P2" style:family="paragraph" style:parent-style-name="BL_20_Paragraph">
      <style:text-properties fo:language="en" fo:country="US"/>
    </style:style>
    <style:style style:name="P3" style:family="paragraph" style:parent-style-name="BL_20_Paragraph">
      <style:text-properties fo:language="en" fo:country="US" officeooo:rsid="004ba231" officeooo:paragraph-rsid="004ba231"/>
    </style:style>
    <style:style style:name="P4" style:family="paragraph" style:parent-style-name="BL_20_Paragraph">
      <style:text-properties fo:language="en" fo:country="US" officeooo:rsid="00756148" officeooo:paragraph-rsid="008cedc3"/>
    </style:style>
    <style:style style:name="P5" style:family="paragraph" style:parent-style-name="BL_20_Paragraph">
      <style:text-properties fo:language="en" fo:country="US" officeooo:rsid="007dee9c" officeooo:paragraph-rsid="007dee9c"/>
    </style:style>
    <style:style style:name="P6" style:family="paragraph" style:parent-style-name="BL_20_Paragraph">
      <style:text-properties fo:language="en" fo:country="US" officeooo:rsid="007dee9c" officeooo:paragraph-rsid="00819275"/>
    </style:style>
    <style:style style:name="P7" style:family="paragraph" style:parent-style-name="BL_20_Paragraph">
      <style:text-properties fo:language="en" fo:country="US" officeooo:rsid="007dee9c" officeooo:paragraph-rsid="008629fb"/>
    </style:style>
    <style:style style:name="P8" style:family="paragraph" style:parent-style-name="BL_20_Paragraph">
      <style:text-properties fo:language="en" fo:country="US" officeooo:rsid="007dee9c" officeooo:paragraph-rsid="008cedc3"/>
    </style:style>
    <style:style style:name="P9" style:family="paragraph" style:parent-style-name="BL_20_Paragraph">
      <style:text-properties fo:language="en" fo:country="US" officeooo:rsid="007dee9c" officeooo:paragraph-rsid="00ca5768"/>
    </style:style>
    <style:style style:name="P10" style:family="paragraph" style:parent-style-name="BL_20_Paragraph">
      <style:text-properties fo:language="en" fo:country="US" officeooo:rsid="008629fb" officeooo:paragraph-rsid="008629fb"/>
    </style:style>
    <style:style style:name="P11" style:family="paragraph" style:parent-style-name="BL_20_Paragraph">
      <style:text-properties fo:language="en" fo:country="US" officeooo:rsid="008629fb" officeooo:paragraph-rsid="00878d6a"/>
    </style:style>
    <style:style style:name="P12" style:family="paragraph" style:parent-style-name="BL_20_Paragraph">
      <style:text-properties fo:language="en" fo:country="US" officeooo:rsid="008629fb" officeooo:paragraph-rsid="00aad0fd"/>
    </style:style>
    <style:style style:name="P13" style:family="paragraph" style:parent-style-name="BL_20_Paragraph">
      <style:text-properties fo:language="en" fo:country="US" officeooo:rsid="00898b3c" officeooo:paragraph-rsid="008b2524"/>
    </style:style>
    <style:style style:name="P14" style:family="paragraph" style:parent-style-name="BL_20_Paragraph">
      <style:text-properties fo:language="en" fo:country="US" officeooo:rsid="008b2524" officeooo:paragraph-rsid="008b2524"/>
    </style:style>
    <style:style style:name="P15" style:family="paragraph" style:parent-style-name="BL_20_Paragraph">
      <style:text-properties fo:language="en" fo:country="US" officeooo:rsid="00768f4b" officeooo:paragraph-rsid="008cedc3"/>
    </style:style>
    <style:style style:name="P16" style:family="paragraph" style:parent-style-name="BL_20_Paragraph">
      <style:text-properties fo:language="en" fo:country="US" fo:font-weight="bold" officeooo:rsid="00756148" officeooo:paragraph-rsid="008cedc3" style:font-weight-asian="bold" style:font-weight-complex="bold"/>
    </style:style>
    <style:style style:name="P17" style:family="paragraph" style:parent-style-name="BL_20_Paragraph">
      <style:text-properties fo:language="en" fo:country="US" fo:font-weight="bold" officeooo:rsid="007dee9c" officeooo:paragraph-rsid="00ad8da4" style:font-weight-asian="bold" style:font-weight-complex="bold"/>
    </style:style>
    <style:style style:name="P18" style:family="paragraph" style:parent-style-name="BL_20_Paragraph">
      <style:text-properties fo:language="en" fo:country="US" fo:font-weight="bold" officeooo:rsid="0097fbf0" officeooo:paragraph-rsid="0097fbf0" style:font-weight-asian="bold" style:font-weight-complex="bold"/>
    </style:style>
    <style:style style:name="P19" style:family="paragraph" style:parent-style-name="BL_20_Paragraph">
      <style:text-properties fo:language="en" fo:country="US" fo:font-weight="bold" officeooo:rsid="0097fbf0" officeooo:paragraph-rsid="00b4ecc5" style:font-weight-asian="bold" style:font-weight-complex="bold"/>
    </style:style>
    <style:style style:name="P20" style:family="paragraph" style:parent-style-name="BL_20_Paragraph">
      <style:text-properties fo:language="en" fo:country="US" fo:font-weight="bold" officeooo:rsid="00b19963" officeooo:paragraph-rsid="00b19963" style:font-weight-asian="bold" style:font-weight-complex="bold"/>
    </style:style>
    <style:style style:name="P21" style:family="paragraph" style:parent-style-name="BL_20_Paragraph">
      <style:text-properties fo:language="en" fo:country="US" fo:font-weight="bold" officeooo:rsid="00b33314" officeooo:paragraph-rsid="00b19963" style:font-weight-asian="bold" style:font-weight-complex="bold"/>
    </style:style>
    <style:style style:name="P22" style:family="paragraph" style:parent-style-name="BL_20_Paragraph">
      <style:text-properties fo:language="en" fo:country="US" fo:font-weight="bold" officeooo:rsid="00b33314" officeooo:paragraph-rsid="00b3e52a" style:font-weight-asian="bold" style:font-weight-complex="bold"/>
    </style:style>
    <style:style style:name="P23" style:family="paragraph" style:parent-style-name="BL_20_Paragraph">
      <style:text-properties fo:language="en" fo:country="US" fo:font-weight="bold" officeooo:rsid="00b84806" officeooo:paragraph-rsid="00b84806" style:font-weight-asian="bold" style:font-weight-complex="bold"/>
    </style:style>
    <style:style style:name="P24" style:family="paragraph" style:parent-style-name="BL_20_Paragraph">
      <style:text-properties fo:language="en" fo:country="US" fo:font-weight="bold" officeooo:rsid="00ba22ff" officeooo:paragraph-rsid="00ba22ff" style:font-weight-asian="bold" style:font-weight-complex="bold"/>
    </style:style>
    <style:style style:name="P25" style:family="paragraph" style:parent-style-name="BL_20_Paragraph">
      <style:text-properties fo:language="en" fo:country="US" fo:font-weight="bold" officeooo:rsid="00bf6215" officeooo:paragraph-rsid="00bf6215" style:font-weight-asian="bold" style:font-weight-complex="bold"/>
    </style:style>
    <style:style style:name="P26" style:family="paragraph" style:parent-style-name="BL_20_Paragraph">
      <style:text-properties fo:language="en" fo:country="US" fo:font-weight="bold" officeooo:rsid="00c59873" officeooo:paragraph-rsid="00c59873" style:font-weight-asian="bold" style:font-weight-complex="bold"/>
    </style:style>
    <style:style style:name="P27" style:family="paragraph" style:parent-style-name="BL_20_Paragraph">
      <style:text-properties fo:language="en" fo:country="US" officeooo:rsid="0091fda5" officeooo:paragraph-rsid="0091fda5"/>
    </style:style>
    <style:style style:name="P28" style:family="paragraph" style:parent-style-name="BL_20_Paragraph">
      <style:text-properties fo:language="en" fo:country="US" officeooo:rsid="0091fda5" officeooo:paragraph-rsid="0097fbf0"/>
    </style:style>
    <style:style style:name="P29" style:family="paragraph" style:parent-style-name="BL_20_Paragraph">
      <style:text-properties fo:language="en" fo:country="US" officeooo:rsid="0091fda5" officeooo:paragraph-rsid="00b4ecc5"/>
    </style:style>
    <style:style style:name="P30" style:family="paragraph" style:parent-style-name="BL_20_Paragraph">
      <style:text-properties fo:language="en" fo:country="US" officeooo:rsid="0091fda5" officeooo:paragraph-rsid="00b5ca81"/>
    </style:style>
    <style:style style:name="P31" style:family="paragraph" style:parent-style-name="BL_20_Paragraph">
      <style:text-properties fo:language="en" fo:country="US" officeooo:rsid="0093ebb7" officeooo:paragraph-rsid="0093ebb7"/>
    </style:style>
    <style:style style:name="P32" style:family="paragraph" style:parent-style-name="BL_20_Paragraph">
      <style:text-properties fo:language="en" fo:country="US" officeooo:rsid="00949881" officeooo:paragraph-rsid="00949881"/>
    </style:style>
    <style:style style:name="P33" style:family="paragraph" style:parent-style-name="BL_20_Paragraph">
      <style:text-properties fo:language="en" fo:country="US" officeooo:rsid="00963d59" officeooo:paragraph-rsid="00963d59"/>
    </style:style>
    <style:style style:name="P34" style:family="paragraph" style:parent-style-name="BL_20_Paragraph">
      <style:text-properties fo:language="en" fo:country="US" officeooo:rsid="009758b9" officeooo:paragraph-rsid="009758b9"/>
    </style:style>
    <style:style style:name="P35" style:family="paragraph" style:parent-style-name="BL_20_Paragraph">
      <style:text-properties fo:language="en" fo:country="US" officeooo:rsid="00979bf4" officeooo:paragraph-rsid="00979bf4"/>
    </style:style>
    <style:style style:name="P36" style:family="paragraph" style:parent-style-name="BL_20_Paragraph">
      <style:text-properties fo:language="en" fo:country="US" officeooo:rsid="00979bf4" officeooo:paragraph-rsid="0091fda5"/>
    </style:style>
    <style:style style:name="P37" style:family="paragraph" style:parent-style-name="BL_20_Paragraph">
      <style:text-properties fo:language="en" fo:country="US" officeooo:rsid="0097fbf0" officeooo:paragraph-rsid="0097fbf0"/>
    </style:style>
    <style:style style:name="P38" style:family="paragraph" style:parent-style-name="BL_20_Paragraph">
      <style:text-properties fo:language="en" fo:country="US" officeooo:rsid="0097fbf0" officeooo:paragraph-rsid="00994975"/>
    </style:style>
    <style:style style:name="P39" style:family="paragraph" style:parent-style-name="BL_20_Paragraph">
      <style:text-properties fo:language="en" fo:country="US" officeooo:rsid="0097fbf0" officeooo:paragraph-rsid="00b4ecc5"/>
    </style:style>
    <style:style style:name="P40" style:family="paragraph" style:parent-style-name="BL_20_Paragraph">
      <style:text-properties fo:language="en" fo:country="US" officeooo:rsid="0097fbf0" officeooo:paragraph-rsid="00b84806"/>
    </style:style>
    <style:style style:name="P41" style:family="paragraph" style:parent-style-name="BL_20_Paragraph">
      <style:text-properties fo:language="en" fo:country="US" officeooo:rsid="00994975" officeooo:paragraph-rsid="00994975"/>
    </style:style>
    <style:style style:name="P42" style:family="paragraph" style:parent-style-name="BL_20_Paragraph">
      <style:text-properties fo:language="en" fo:country="US" officeooo:paragraph-rsid="00ae6c2a"/>
    </style:style>
    <style:style style:name="P43" style:family="paragraph" style:parent-style-name="BL_20_Paragraph">
      <style:text-properties fo:language="en" fo:country="US" officeooo:rsid="00ae8aac" officeooo:paragraph-rsid="00ae8aac"/>
    </style:style>
    <style:style style:name="P44" style:family="paragraph" style:parent-style-name="BL_20_Paragraph">
      <style:text-properties fo:language="en" fo:country="US" fo:font-weight="normal" officeooo:rsid="00b19963" officeooo:paragraph-rsid="00b19963" style:font-weight-asian="normal" style:font-weight-complex="normal"/>
    </style:style>
    <style:style style:name="P45" style:family="paragraph" style:parent-style-name="BL_20_Paragraph">
      <style:text-properties fo:language="en" fo:country="US" fo:font-weight="normal" officeooo:rsid="00b33314" officeooo:paragraph-rsid="00b3e52a" style:font-weight-asian="normal" style:font-weight-complex="normal"/>
    </style:style>
    <style:style style:name="P46" style:family="paragraph" style:parent-style-name="BL_20_Paragraph">
      <style:text-properties fo:language="en" fo:country="US" fo:font-weight="normal" officeooo:rsid="00b33314" officeooo:paragraph-rsid="00b19963" style:font-weight-asian="normal" style:font-weight-complex="normal"/>
    </style:style>
    <style:style style:name="P47" style:family="paragraph" style:parent-style-name="BL_20_Paragraph">
      <style:text-properties fo:language="en" fo:country="US" fo:font-weight="normal" officeooo:rsid="00bf6215" officeooo:paragraph-rsid="00bf6215" style:font-weight-asian="normal" style:font-weight-complex="normal"/>
    </style:style>
    <style:style style:name="P48" style:family="paragraph" style:parent-style-name="BL_20_Paragraph">
      <style:text-properties fo:language="en" fo:country="US" fo:font-weight="normal" officeooo:rsid="00be322b" officeooo:paragraph-rsid="00bf6215" style:font-weight-asian="normal" style:font-weight-complex="normal"/>
    </style:style>
    <style:style style:name="P49" style:family="paragraph" style:parent-style-name="BL_20_Paragraph">
      <style:text-properties fo:language="en" fo:country="US" fo:font-weight="normal" officeooo:rsid="0091fda5" style:font-weight-asian="normal" style:font-weight-complex="normal"/>
    </style:style>
    <style:style style:name="P50" style:family="paragraph" style:parent-style-name="BL_20_Paragraph">
      <style:text-properties fo:language="en" fo:country="US" fo:font-weight="normal" officeooo:rsid="00c59873" officeooo:paragraph-rsid="00c59873" style:font-weight-asian="normal" style:font-weight-complex="normal"/>
    </style:style>
    <style:style style:name="P51" style:family="paragraph" style:parent-style-name="BL_20_Paragraph">
      <style:text-properties fo:language="en" fo:country="US" fo:font-weight="normal" officeooo:rsid="00b3e52a" officeooo:paragraph-rsid="00b3e52a" style:font-weight-asian="normal" style:font-weight-complex="normal"/>
    </style:style>
    <style:style style:name="P52" style:family="paragraph" style:parent-style-name="BL_20_Paragraph">
      <style:text-properties fo:language="en" fo:country="US" officeooo:rsid="00b84806" officeooo:paragraph-rsid="00b84806"/>
    </style:style>
    <style:style style:name="P53" style:family="paragraph" style:parent-style-name="BL_20_Paragraph">
      <style:text-properties fo:language="en" fo:country="US" officeooo:rsid="00bdb00d" officeooo:paragraph-rsid="00bdb00d"/>
    </style:style>
    <style:style style:name="P54" style:family="paragraph" style:parent-style-name="BL_20_Paragraph">
      <style:text-properties fo:language="en" fo:country="US" officeooo:rsid="00be322b" officeooo:paragraph-rsid="00be322b"/>
    </style:style>
    <style:style style:name="P55" style:family="paragraph" style:parent-style-name="Standard">
      <style:text-properties fo:language="en" fo:country="US" officeooo:rsid="00140ef7" officeooo:paragraph-rsid="00140ef7"/>
    </style:style>
    <style:style style:name="P56" style:family="paragraph" style:parent-style-name="Standard">
      <style:text-properties fo:language="en" fo:country="US" officeooo:rsid="00621abf" officeooo:paragraph-rsid="00621abf"/>
    </style:style>
    <style:style style:name="P57" style:family="paragraph" style:parent-style-name="Title">
      <style:text-properties fo:language="en" fo:country="US"/>
    </style:style>
    <style:style style:name="P58" style:family="paragraph" style:parent-style-name="BL_20_Heading_20_1">
      <style:paragraph-properties fo:break-before="page"/>
      <style:text-properties fo:language="en" fo:country="US"/>
    </style:style>
    <style:style style:name="P59" style:family="paragraph" style:parent-style-name="BL_20_Heading_20_1">
      <style:text-properties fo:language="en" fo:country="US"/>
    </style:style>
    <style:style style:name="P60" style:family="paragraph" style:parent-style-name="BL_20_Heading_20_1">
      <style:text-properties fo:language="en" fo:country="US" officeooo:paragraph-rsid="007ada93"/>
    </style:style>
    <style:style style:name="P61" style:family="paragraph" style:parent-style-name="BL_20_Cover_20_URL">
      <style:paragraph-properties fo:text-align="start" style:justify-single-word="false"/>
      <style:text-properties officeooo:paragraph-rsid="003def74"/>
    </style:style>
    <style:style style:name="P62" style:family="paragraph" style:parent-style-name="BL_20_Cover_20_URL">
      <style:paragraph-properties fo:text-align="start" style:justify-single-word="false"/>
      <style:text-properties officeooo:paragraph-rsid="007c0df7"/>
    </style:style>
    <style:style style:name="P63" style:family="paragraph" style:parent-style-name="BL_20_Paragraph">
      <style:text-properties fo:language="fr" fo:country="FR" officeooo:paragraph-rsid="004ba231"/>
    </style:style>
    <style:style style:name="P64" style:family="paragraph" style:parent-style-name="BL_20_Paragraph">
      <style:text-properties fo:language="fr" fo:country="FR" officeooo:paragraph-rsid="005f8060"/>
    </style:style>
    <style:style style:name="P65" style:family="paragraph" style:parent-style-name="BL_20_Paragraph">
      <style:text-properties officeooo:paragraph-rsid="003def74"/>
    </style:style>
    <style:style style:name="P66" style:family="paragraph" style:parent-style-name="BL_20_Paragraph">
      <style:text-properties officeooo:rsid="00994975" officeooo:paragraph-rsid="00994975"/>
    </style:style>
    <style:style style:name="P67" style:family="paragraph" style:parent-style-name="BL_20_Paragraph">
      <style:text-properties style:text-line-through-style="none" style:text-line-through-type="none" fo:language="en" fo:country="US" fo:font-weight="normal" officeooo:rsid="0097fbf0" officeooo:paragraph-rsid="0097fbf0" style:font-weight-asian="normal" style:font-weight-complex="normal"/>
    </style:style>
    <style:style style:name="P68" style:family="paragraph" style:parent-style-name="BL_20_Paragraph">
      <style:text-properties fo:font-weight="normal" officeooo:rsid="00b19963" officeooo:paragraph-rsid="00b19963" style:font-weight-asian="normal" style:font-weight-complex="normal"/>
    </style:style>
    <style:style style:name="P69" style:family="paragraph" style:parent-style-name="BL_20_Paragraph">
      <style:text-properties fo:font-weight="normal" officeooo:rsid="00b33314" officeooo:paragraph-rsid="00b3e52a" style:font-weight-asian="normal" style:font-weight-complex="normal"/>
    </style:style>
    <style:style style:name="P70" style:family="paragraph" style:parent-style-name="BL_20_Paragraph">
      <style:text-properties officeooo:paragraph-rsid="00c9c8a7"/>
    </style:style>
    <style:style style:name="P71" style:family="paragraph" style:parent-style-name="BL_20_Paragraph">
      <style:text-properties officeooo:paragraph-rsid="00cc89c8"/>
    </style:style>
    <style:style style:name="P72" style:family="paragraph" style:parent-style-name="Title">
      <style:text-properties fo:font-size="36pt" fo:language="en" fo:country="US" officeooo:rsid="005f8060" style:font-size-asian="36pt" style:font-size-complex="36pt"/>
    </style:style>
    <style:style style:name="P73" style:family="paragraph" style:parent-style-name="BL_20_Company">
      <style:text-properties officeooo:paragraph-rsid="00c6fa9d"/>
    </style:style>
    <style:style style:name="P74" style:family="paragraph" style:parent-style-name="Title" style:master-page-name="BL_20_Cover">
      <style:paragraph-properties style:page-number="auto"/>
      <style:text-properties fo:language="en" fo:country="US"/>
    </style:style>
    <style:style style:name="P75" style:family="paragraph" style:parent-style-name="BL_20_Heading_20_1">
      <style:paragraph-properties fo:break-before="page"/>
      <style:text-properties fo:language="en" fo:country="US"/>
    </style:style>
    <style:style style:name="P76" style:family="paragraph" style:parent-style-name="BL_20_Heading_20_1">
      <style:text-properties fo:language="en" fo:country="US"/>
    </style:style>
    <style:style style:name="P77" style:family="paragraph" style:parent-style-name="BL_20_Heading_20_1">
      <style:text-properties fo:language="en" fo:country="US" officeooo:paragraph-rsid="008cedc3"/>
    </style:style>
    <style:style style:name="P78" style:family="paragraph" style:parent-style-name="BL_20_Heading_20_1">
      <style:text-properties fo:language="en" fo:country="US" officeooo:rsid="00621abf" officeooo:paragraph-rsid="00621abf"/>
    </style:style>
    <style:style style:name="P79" style:family="paragraph" style:parent-style-name="BL_20_Paragraph" style:list-style-name="">
      <style:text-properties fo:language="fr" fo:country="FR" officeooo:paragraph-rsid="00621abf"/>
    </style:style>
    <style:style style:name="P80" style:family="paragraph" style:parent-style-name="BL_20_Paragraph">
      <style:text-properties fo:language="fr" fo:country="FR" officeooo:paragraph-rsid="00621abf"/>
    </style:style>
    <style:style style:name="P81" style:family="paragraph" style:parent-style-name="BL_20_Paragraph" style:list-style-name="">
      <style:text-properties fo:language="fr" fo:country="FR" officeooo:rsid="006646a9" officeooo:paragraph-rsid="006646a9"/>
    </style:style>
    <style:style style:name="P82" style:family="paragraph" style:parent-style-name="BL_20_Paragraph" style:list-style-name="">
      <style:text-properties fo:language="fr" fo:country="FR" officeooo:rsid="006646a9" officeooo:paragraph-rsid="007ca84c"/>
    </style:style>
    <style:style style:name="P83" style:family="paragraph" style:parent-style-name="BL_20_Paragraph" style:list-style-name="">
      <style:text-properties fo:language="fr" fo:country="FR" officeooo:rsid="0068204e" officeooo:paragraph-rsid="0068204e"/>
    </style:style>
    <style:style style:name="P84" style:family="paragraph" style:parent-style-name="BL_20_Paragraph" style:list-style-name="">
      <style:text-properties fo:language="fr" fo:country="FR" officeooo:rsid="006a8d16" officeooo:paragraph-rsid="006a8d16"/>
    </style:style>
    <style:style style:name="P85" style:family="paragraph" style:parent-style-name="BL_20_Paragraph" style:list-style-name="">
      <style:text-properties fo:language="fr" fo:country="FR" officeooo:rsid="006b670e" officeooo:paragraph-rsid="006b670e"/>
    </style:style>
    <style:style style:name="P86" style:family="paragraph" style:parent-style-name="BL_20_Paragraph" style:list-style-name="">
      <style:text-properties fo:language="fr" fo:country="FR" officeooo:rsid="006eadb5" officeooo:paragraph-rsid="006eadb5"/>
    </style:style>
    <style:style style:name="P87" style:family="paragraph" style:parent-style-name="BL_20_Paragraph" style:list-style-name="">
      <style:text-properties fo:language="fr" fo:country="FR" officeooo:rsid="006f76d1" officeooo:paragraph-rsid="006f76d1"/>
    </style:style>
    <style:style style:name="P88" style:family="paragraph" style:parent-style-name="BL_20_Paragraph" style:list-style-name="">
      <style:text-properties fo:language="fr" fo:country="FR" officeooo:rsid="0071144d" officeooo:paragraph-rsid="0071144d"/>
    </style:style>
    <style:style style:name="P89" style:family="paragraph" style:parent-style-name="BL_20_Paragraph" style:list-style-name="">
      <style:text-properties fo:language="fr" fo:country="FR" officeooo:rsid="0071144d" officeooo:paragraph-rsid="0073adcc"/>
    </style:style>
    <style:style style:name="P90" style:family="paragraph" style:parent-style-name="BL_20_Paragraph" style:list-style-name="">
      <style:text-properties fo:language="fr" fo:country="FR" officeooo:rsid="0071144d" officeooo:paragraph-rsid="00744230"/>
    </style:style>
    <style:style style:name="P91" style:family="paragraph" style:parent-style-name="BL_20_Paragraph" style:list-style-name="">
      <style:text-properties fo:language="fr" fo:country="FR" officeooo:rsid="0071144d" officeooo:paragraph-rsid="00756148"/>
    </style:style>
    <style:style style:name="P92" style:family="paragraph" style:parent-style-name="BL_20_Paragraph" style:list-style-name="">
      <style:paragraph-properties fo:text-align="center" style:justify-single-word="false"/>
      <style:text-properties fo:language="fr" fo:country="FR" officeooo:rsid="0071144d" officeooo:paragraph-rsid="0073adcc"/>
    </style:style>
    <style:style style:name="P93" style:family="paragraph" style:parent-style-name="BL_20_Paragraph" style:list-style-name="">
      <style:paragraph-properties fo:text-align="center" style:justify-single-word="false"/>
      <style:text-properties fo:language="fr" fo:country="FR" officeooo:rsid="0071144d" officeooo:paragraph-rsid="00744230"/>
    </style:style>
    <style:style style:name="P94" style:family="paragraph" style:parent-style-name="BL_20_Paragraph" style:list-style-name="">
      <style:text-properties fo:language="fr" fo:country="FR" officeooo:rsid="00756148" officeooo:paragraph-rsid="00756148"/>
    </style:style>
    <style:style style:name="P95" style:family="paragraph" style:parent-style-name="BL_20_Paragraph" style:list-style-name="">
      <style:text-properties fo:language="en" fo:country="US" officeooo:rsid="006646a9" officeooo:paragraph-rsid="006646a9"/>
    </style:style>
    <style:style style:name="P96" style:family="paragraph" style:parent-style-name="BL_20_Paragraph" style:list-style-name="">
      <style:text-properties fo:language="en" fo:country="US" officeooo:rsid="006646a9" officeooo:paragraph-rsid="007ca84c"/>
    </style:style>
    <style:style style:name="P97" style:family="paragraph" style:parent-style-name="BL_20_Paragraph" style:list-style-name="">
      <style:text-properties fo:language="en" fo:country="US" officeooo:rsid="0068204e" officeooo:paragraph-rsid="006646a9"/>
    </style:style>
    <style:style style:name="P98" style:family="paragraph" style:parent-style-name="BL_20_Paragraph" style:list-style-name="">
      <style:text-properties fo:language="en" fo:country="US" officeooo:rsid="0068204e" officeooo:paragraph-rsid="0068204e"/>
    </style:style>
    <style:style style:name="P99" style:family="paragraph" style:parent-style-name="BL_20_Paragraph" style:list-style-name="">
      <style:text-properties fo:language="en" fo:country="US" officeooo:rsid="006a8d16" officeooo:paragraph-rsid="006a8d16"/>
    </style:style>
    <style:style style:name="P100" style:family="paragraph" style:parent-style-name="BL_20_Paragraph" style:list-style-name="">
      <style:text-properties fo:language="en" fo:country="US" officeooo:rsid="006b670e" officeooo:paragraph-rsid="006b670e"/>
    </style:style>
    <style:style style:name="P101" style:family="paragraph" style:parent-style-name="BL_20_Paragraph" style:list-style-name="">
      <style:text-properties fo:language="en" fo:country="US" officeooo:rsid="00597fca" officeooo:paragraph-rsid="00597fca"/>
    </style:style>
    <style:style style:name="P102" style:family="paragraph" style:parent-style-name="BL_20_Paragraph" style:list-style-name="">
      <style:text-properties fo:language="en" fo:country="US" officeooo:rsid="0071ca0f" officeooo:paragraph-rsid="0071ca0f"/>
    </style:style>
    <style:style style:name="P103" style:family="paragraph" style:parent-style-name="BL_20_Paragraph" style:list-style-name="">
      <style:text-properties fo:language="en" fo:country="US" officeooo:rsid="006cb938" officeooo:paragraph-rsid="006cb938"/>
    </style:style>
    <style:style style:name="P104" style:family="paragraph" style:parent-style-name="BL_20_Paragraph" style:list-style-name="">
      <style:paragraph-properties fo:text-align="center" style:justify-single-word="false"/>
      <style:text-properties fo:language="en" fo:country="US" officeooo:rsid="007811eb" officeooo:paragraph-rsid="007811eb"/>
    </style:style>
    <style:style style:name="P105" style:family="paragraph" style:parent-style-name="BL_20_Paragraph" style:list-style-name="">
      <style:text-properties fo:language="en" fo:country="US" officeooo:rsid="007811eb" officeooo:paragraph-rsid="007811eb"/>
    </style:style>
    <style:style style:name="P106" style:family="paragraph" style:parent-style-name="BL_20_Paragraph" style:list-style-name="">
      <style:text-properties fo:language="en" fo:country="US" officeooo:rsid="006eadb5" officeooo:paragraph-rsid="006eadb5"/>
    </style:style>
    <style:style style:name="P107" style:family="paragraph" style:parent-style-name="BL_20_Paragraph" style:list-style-name="">
      <style:text-properties fo:language="en" fo:country="US" officeooo:rsid="006f76d1" officeooo:paragraph-rsid="006f76d1"/>
    </style:style>
    <style:style style:name="P108" style:family="paragraph" style:parent-style-name="BL_20_Paragraph" style:list-style-name="">
      <style:text-properties fo:language="en" fo:country="US" officeooo:rsid="0071144d" officeooo:paragraph-rsid="0071144d"/>
    </style:style>
    <style:style style:name="P109" style:family="paragraph" style:parent-style-name="BL_20_Paragraph" style:list-style-name="">
      <style:text-properties fo:language="en" fo:country="US" officeooo:rsid="00790aff" officeooo:paragraph-rsid="0071144d"/>
    </style:style>
    <style:style style:name="P110" style:family="paragraph" style:parent-style-name="BL_20_Paragraph" style:list-style-name="">
      <style:text-properties fo:language="en" fo:country="US" officeooo:rsid="00756148" officeooo:paragraph-rsid="00756148"/>
    </style:style>
    <style:style style:name="P111" style:family="paragraph" style:parent-style-name="BL_20_Paragraph" style:list-style-name="">
      <style:text-properties fo:language="en" fo:country="US" officeooo:rsid="00768f4b" officeooo:paragraph-rsid="00756148"/>
    </style:style>
    <style:style style:name="P112" style:family="paragraph" style:parent-style-name="BL_20_Paragraph" style:list-style-name="">
      <style:paragraph-properties fo:text-align="start" style:justify-single-word="false"/>
      <style:text-properties fo:language="en" fo:country="US" officeooo:rsid="008b2524" officeooo:paragraph-rsid="00ca5768"/>
    </style:style>
    <style:style style:name="P113" style:family="paragraph" style:parent-style-name="BL_20_Paragraph">
      <style:text-properties fo:language="en" fo:country="US" officeooo:rsid="008629fb" officeooo:paragraph-rsid="00d21840"/>
    </style:style>
    <style:style style:name="P114" style:family="paragraph" style:parent-style-name="BL_20_Paragraph" style:list-style-name="">
      <style:text-properties officeooo:paragraph-rsid="0071ca0f"/>
    </style:style>
    <style:style style:name="P115" style:family="paragraph" style:parent-style-name="BL_20_Paragraph" style:list-style-name="">
      <style:text-properties officeooo:paragraph-rsid="00c96725"/>
    </style:style>
    <style:style style:name="P116" style:family="paragraph" style:parent-style-name="BL_20_Paragraph" style:list-style-name="">
      <style:text-properties officeooo:paragraph-rsid="006cb938"/>
    </style:style>
    <style:style style:name="P117" style:family="paragraph" style:parent-style-name="BL_20_Paragraph" style:list-style-name="">
      <style:text-properties officeooo:paragraph-rsid="00c9c8a7"/>
    </style:style>
    <style:style style:name="P118" style:family="paragraph" style:parent-style-name="BL_20_Paragraph" style:list-style-name="">
      <style:text-properties fo:color="#333333" loext:opacity="100%" style:font-name="Tahoma1" fo:language="en" fo:country="US" officeooo:rsid="00c9c8a7" officeooo:paragraph-rsid="00c9c8a7"/>
    </style:style>
    <style:style style:name="P119" style:family="paragraph" style:parent-style-name="BL_20_Paragraph" style:list-style-name="">
      <style:text-properties officeooo:rsid="00c9c8a7" officeooo:paragraph-rsid="00c9c8a7"/>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c40195" style:font-weight-asian="bold" style:font-weight-complex="bold"/>
    </style:style>
    <style:style style:name="T4" style:family="text">
      <style:text-properties fo:language="en" fo:country="US" fo:font-weight="bold" officeooo:rsid="006f76d1" style:font-weight-asian="bold" style:font-weight-complex="bold"/>
    </style:style>
    <style:style style:name="T5" style:family="text">
      <style:text-properties fo:language="en" fo:country="US" fo:font-weight="bold" officeooo:rsid="00790aff" style:font-weight-asian="bold" style:font-weight-complex="bold"/>
    </style:style>
    <style:style style:name="T6" style:family="text">
      <style:text-properties fo:language="en" fo:country="US" fo:font-weight="bold" officeooo:rsid="00792ca1" style:font-weight-asian="bold" style:font-weight-complex="bold"/>
    </style:style>
    <style:style style:name="T7" style:family="text">
      <style:text-properties fo:language="en" fo:country="US" fo:font-weight="bold" officeooo:rsid="006d0bd4" style:font-weight-asian="bold" style:font-weight-complex="bold"/>
    </style:style>
    <style:style style:name="T8" style:family="text">
      <style:text-properties fo:language="en" fo:country="US" fo:font-weight="bold" officeooo:rsid="00b04fba" style:font-weight-asian="bold" style:font-weight-complex="bold"/>
    </style:style>
    <style:style style:name="T9" style:family="text">
      <style:text-properties fo:language="en" fo:country="US" fo:font-weight="bold" officeooo:rsid="00b823eb" style:font-weight-asian="bold" style:font-weight-complex="bold"/>
    </style:style>
    <style:style style:name="T10" style:family="text">
      <style:text-properties fo:language="en" fo:country="US" fo:font-weight="bold" officeooo:rsid="00ca5768" style:font-weight-asian="bold" style:font-weight-complex="bold"/>
    </style:style>
    <style:style style:name="T11" style:family="text">
      <style:text-properties fo:language="en" fo:country="US" fo:font-weight="bold" officeooo:rsid="00cc89c8" style:font-weight-asian="bold" style:font-weight-complex="bold"/>
    </style:style>
    <style:style style:name="T12" style:family="text">
      <style:text-properties fo:language="en" fo:country="US" fo:font-weight="bold" officeooo:rsid="00cd60b3" style:font-weight-asian="bold" style:font-weight-complex="bold"/>
    </style:style>
    <style:style style:name="T13" style:family="text">
      <style:text-properties fo:language="en" fo:country="US" fo:font-weight="bold" officeooo:rsid="00d21840" style:font-weight-asian="bold" style:font-weight-complex="bold"/>
    </style:style>
    <style:style style:name="T14" style:family="text">
      <style:text-properties fo:language="en" fo:country="US" officeooo:rsid="00b04fba"/>
    </style:style>
    <style:style style:name="T15" style:family="text">
      <style:text-properties fo:language="en" fo:country="US" officeooo:rsid="005f8060"/>
    </style:style>
    <style:style style:name="T16" style:family="text">
      <style:text-properties fo:language="en" fo:country="US" fo:font-weight="normal" officeooo:rsid="006046b0" style:font-weight-asian="normal" style:font-weight-complex="normal"/>
    </style:style>
    <style:style style:name="T17" style:family="text">
      <style:text-properties fo:language="en" fo:country="US" fo:font-weight="normal" officeooo:rsid="00621abf" style:font-weight-asian="normal" style:font-weight-complex="normal"/>
    </style:style>
    <style:style style:name="T18" style:family="text">
      <style:text-properties fo:language="en" fo:country="US" fo:font-weight="normal" officeooo:rsid="0062e09e" style:font-weight-asian="normal" style:font-weight-complex="normal"/>
    </style:style>
    <style:style style:name="T19" style:family="text">
      <style:text-properties fo:language="en" fo:country="US" fo:font-weight="normal" officeooo:rsid="009758b9" style:font-weight-asian="normal" style:font-weight-complex="normal"/>
    </style:style>
    <style:style style:name="T20" style:family="text">
      <style:text-properties fo:language="en" fo:country="US" fo:font-weight="normal" officeooo:rsid="009bf8c8" style:font-weight-asian="normal" style:font-weight-complex="normal"/>
    </style:style>
    <style:style style:name="T21" style:family="text">
      <style:text-properties fo:language="en" fo:country="US" fo:font-weight="normal" officeooo:rsid="00b823eb" style:font-weight-asian="normal" style:font-weight-complex="normal"/>
    </style:style>
    <style:style style:name="T22" style:family="text">
      <style:text-properties fo:language="en" fo:country="US" fo:font-weight="normal" officeooo:rsid="00bbbcad" style:font-weight-asian="normal" style:font-weight-complex="normal"/>
    </style:style>
    <style:style style:name="T23" style:family="text">
      <style:text-properties fo:language="en" fo:country="US" fo:font-weight="normal" officeooo:rsid="00c40195" style:font-weight-asian="normal" style:font-weight-complex="normal"/>
    </style:style>
    <style:style style:name="T24" style:family="text">
      <style:text-properties fo:language="en" fo:country="US" officeooo:rsid="0068204e"/>
    </style:style>
    <style:style style:name="T25" style:family="text">
      <style:text-properties fo:language="en" fo:country="US" officeooo:rsid="006d0bd4"/>
    </style:style>
    <style:style style:name="T26" style:family="text">
      <style:text-properties fo:language="en" fo:country="US" officeooo:rsid="0073adcc"/>
    </style:style>
    <style:style style:name="T27" style:family="text">
      <style:text-properties fo:language="en" fo:country="US" officeooo:rsid="00744230"/>
    </style:style>
    <style:style style:name="T28" style:family="text">
      <style:text-properties fo:language="en" fo:country="US" officeooo:rsid="00756148"/>
    </style:style>
    <style:style style:name="T29" style:family="text">
      <style:text-properties fo:language="en" fo:country="US" officeooo:rsid="00790aff"/>
    </style:style>
    <style:style style:name="T30" style:family="text">
      <style:text-properties fo:language="en" fo:country="US" officeooo:rsid="00792ca1"/>
    </style:style>
    <style:style style:name="T31" style:family="text">
      <style:text-properties fo:language="en" fo:country="US" officeooo:rsid="007ca84c"/>
    </style:style>
    <style:style style:name="T32" style:family="text">
      <style:text-properties fo:language="en" fo:country="US" officeooo:rsid="009f864d"/>
    </style:style>
    <style:style style:name="T33" style:family="text">
      <style:text-properties fo:language="en" fo:country="US" officeooo:rsid="00a3776e"/>
    </style:style>
    <style:style style:name="T34" style:family="text">
      <style:text-properties fo:language="en" fo:country="US" officeooo:rsid="00a4d7b1"/>
    </style:style>
    <style:style style:name="T35" style:family="text">
      <style:text-properties fo:language="en" fo:country="US" officeooo:rsid="00a59cd2"/>
    </style:style>
    <style:style style:name="T36" style:family="text">
      <style:text-properties fo:language="en" fo:country="US" officeooo:rsid="00b33314"/>
    </style:style>
    <style:style style:name="T37" style:family="text">
      <style:text-properties fo:language="en" fo:country="US" officeooo:rsid="00b3e52a"/>
    </style:style>
    <style:style style:name="T38" style:family="text">
      <style:text-properties fo:language="en" fo:country="US" officeooo:rsid="00ae6c2a"/>
    </style:style>
    <style:style style:name="T39" style:family="text">
      <style:text-properties fo:language="en" fo:country="US" officeooo:rsid="00c6fa9d"/>
    </style:style>
    <style:style style:name="T40" style:family="text">
      <style:text-properties fo:language="en" fo:country="US" officeooo:rsid="0071ca0f"/>
    </style:style>
    <style:style style:name="T41" style:family="text">
      <style:text-properties fo:language="en" fo:country="US" officeooo:rsid="00c96725"/>
    </style:style>
    <style:style style:name="T42" style:family="text">
      <style:text-properties fo:language="en" fo:country="US" officeooo:rsid="00a14dcb"/>
    </style:style>
    <style:style style:name="T43" style:family="text">
      <style:text-properties fo:language="en" fo:country="US" officeooo:rsid="006cb938"/>
    </style:style>
    <style:style style:name="T44" style:family="text">
      <style:text-properties fo:language="en" fo:country="US" officeooo:rsid="00c9c8a7"/>
    </style:style>
    <style:style style:name="T45" style:family="text">
      <style:text-properties fo:language="en" fo:country="US" officeooo:rsid="00ca5768"/>
    </style:style>
    <style:style style:name="T46" style:family="text">
      <style:text-properties fo:language="en" fo:country="US" officeooo:rsid="00cc89c8"/>
    </style:style>
    <style:style style:name="T47" style:family="text">
      <style:text-properties fo:language="en" fo:country="US" officeooo:rsid="00cd60b3"/>
    </style:style>
    <style:style style:name="T48" style:family="text">
      <style:text-properties fo:language="en" fo:country="US" officeooo:rsid="00d06e30"/>
    </style:style>
    <style:style style:name="T49" style:family="text">
      <style:text-properties fo:language="en" fo:country="US" officeooo:rsid="00d21840"/>
    </style:style>
    <style:style style:name="T50" style:family="text">
      <style:text-properties fo:language="en" fo:country="US" officeooo:rsid="00d348f9"/>
    </style:style>
    <style:style style:name="T51" style:family="text">
      <style:text-properties fo:font-size="6pt" fo:language="en" fo:country="US" style:font-size-asian="5.25pt" style:font-size-complex="6pt"/>
    </style:style>
    <style:style style:name="T52" style:family="text">
      <style:text-properties fo:color="#4b4b4b" loext:opacity="100%" style:font-name="Tahoma" fo:font-size="10pt" fo:language="en" fo:country="US" style:text-underline-style="none" fo:font-weight="bold" fo:background-color="transparent" loext:char-shading-value="0" style:font-size-asian="10.5pt" style:font-weight-asian="bold" style:font-weight-complex="bold" loext:shadow="none"/>
    </style:style>
    <style:style style:name="T53" style:family="text">
      <style:text-properties fo:color="#4b4b4b" loext:opacity="100%" style:font-name="Tahoma" fo:font-size="10pt" fo:language="en" fo:country="US" style:text-underline-style="none" fo:font-weight="bold" officeooo:rsid="00d21840" fo:background-color="transparent" loext:char-shading-value="0" style:font-size-asian="10.5pt" style:font-weight-asian="bold" style:font-weight-complex="bold" loext:shadow="none"/>
    </style:style>
    <style:style style:name="T54" style:family="text">
      <style:text-properties fo:color="#5252ff" loext:opacity="100%" fo:language="en" fo:country="US" officeooo:rsid="005eb5a4"/>
    </style:style>
    <style:style style:name="T55" style:family="text">
      <style:text-properties officeooo:rsid="00597fca"/>
    </style:style>
    <style:style style:name="T56" style:family="text">
      <style:text-properties fo:font-weight="bold" style:font-weight-asian="bold" style:font-weight-complex="bold"/>
    </style:style>
    <style:style style:name="T57" style:family="text">
      <style:text-properties fo:font-weight="bold" officeooo:rsid="00878d6a" style:font-weight-asian="bold" style:font-weight-complex="bold"/>
    </style:style>
    <style:style style:name="T58" style:family="text">
      <style:text-properties fo:font-weight="bold" officeooo:rsid="008b2524" style:font-weight-asian="bold" style:font-weight-complex="bold"/>
    </style:style>
    <style:style style:name="T59" style:family="text">
      <style:text-properties fo:font-weight="bold" officeooo:rsid="0091fda5" style:font-weight-asian="bold" style:font-weight-complex="bold"/>
    </style:style>
    <style:style style:name="T60" style:family="text">
      <style:text-properties fo:font-weight="bold" officeooo:rsid="009758b9" style:font-weight-asian="bold" style:font-weight-complex="bold"/>
    </style:style>
    <style:style style:name="T61" style:family="text">
      <style:text-properties fo:font-weight="bold" officeooo:rsid="009af9a0" style:font-weight-asian="bold" style:font-weight-complex="bold"/>
    </style:style>
    <style:style style:name="T62" style:family="text">
      <style:text-properties fo:font-weight="bold" officeooo:rsid="00b4ecc5" style:font-weight-asian="bold" style:font-weight-complex="bold"/>
    </style:style>
    <style:style style:name="T63" style:family="text">
      <style:text-properties fo:font-weight="bold" officeooo:rsid="00b84806" style:font-weight-asian="bold" style:font-weight-complex="bold"/>
    </style:style>
    <style:style style:name="T64" style:family="text">
      <style:text-properties fo:font-weight="bold" officeooo:rsid="00d21840" style:font-weight-asian="bold" style:font-weight-complex="bold"/>
    </style:style>
    <style:style style:name="T65" style:family="text">
      <style:text-properties officeooo:rsid="00768f4b"/>
    </style:style>
    <style:style style:name="T66" style:family="text">
      <style:text-properties officeooo:rsid="007ada93"/>
    </style:style>
    <style:style style:name="T67" style:family="text">
      <style:text-properties officeooo:rsid="007eed15"/>
    </style:style>
    <style:style style:name="T68" style:family="text">
      <style:text-properties officeooo:rsid="008629fb"/>
    </style:style>
    <style:style style:name="T69" style:family="text">
      <style:text-properties officeooo:rsid="00878d6a"/>
    </style:style>
    <style:style style:name="T70" style:family="text">
      <style:text-properties officeooo:rsid="008b2524"/>
    </style:style>
    <style:style style:name="T71" style:family="text">
      <style:text-properties officeooo:rsid="008be0c0"/>
    </style:style>
    <style:style style:name="T72" style:family="text">
      <style:text-properties officeooo:rsid="008cedc3"/>
    </style:style>
    <style:style style:name="T73" style:family="text">
      <style:text-properties officeooo:rsid="008f5dd5"/>
    </style:style>
    <style:style style:name="T74" style:family="text">
      <style:text-properties officeooo:rsid="0091fda5"/>
    </style:style>
    <style:style style:name="T75" style:family="text">
      <style:text-properties style:text-line-through-style="none" style:text-line-through-type="none"/>
    </style:style>
    <style:style style:name="T76" style:family="text">
      <style:text-properties style:text-line-through-style="none" style:text-line-through-type="none" fo:font-weight="bold" style:font-weight-asian="bold" style:font-weight-complex="bold"/>
    </style:style>
    <style:style style:name="T77" style:family="text">
      <style:text-properties style:text-line-through-style="none" style:text-line-through-type="none" fo:font-weight="normal" style:font-weight-asian="normal" style:font-weight-complex="normal"/>
    </style:style>
    <style:style style:name="T78" style:family="text">
      <style:text-properties style:text-line-through-style="none" style:text-line-through-type="none" fo:font-weight="normal" officeooo:rsid="00ae8aac" style:font-weight-asian="normal" style:font-weight-complex="normal"/>
    </style:style>
    <style:style style:name="T79" style:family="text">
      <style:text-properties style:text-line-through-style="none" style:text-line-through-type="none" officeooo:rsid="00d21840"/>
    </style:style>
    <style:style style:name="T80" style:family="text">
      <style:text-properties officeooo:rsid="0093ebb7"/>
    </style:style>
    <style:style style:name="T81" style:family="text">
      <style:text-properties officeooo:rsid="009758b9"/>
    </style:style>
    <style:style style:name="T82" style:family="text">
      <style:text-properties officeooo:rsid="0097fbf0"/>
    </style:style>
    <style:style style:name="T83" style:family="text">
      <style:text-properties officeooo:rsid="00994975"/>
    </style:style>
    <style:style style:name="T84" style:family="text">
      <style:text-properties officeooo:rsid="009af9a0"/>
    </style:style>
    <style:style style:name="T85" style:family="text">
      <style:text-properties officeooo:rsid="00a14dcb"/>
    </style:style>
    <style:style style:name="T86" style:family="text">
      <style:text-properties officeooo:rsid="00a28415"/>
    </style:style>
    <style:style style:name="T87" style:family="text">
      <style:text-properties officeooo:rsid="00aad0fd"/>
    </style:style>
    <style:style style:name="T88" style:family="text">
      <style:text-properties officeooo:rsid="00aba716"/>
    </style:style>
    <style:style style:name="T89" style:family="text">
      <style:text-properties officeooo:rsid="00ad8da4"/>
    </style:style>
    <style:style style:name="T90" style:family="text">
      <style:text-properties officeooo:rsid="00ae8aac"/>
    </style:style>
    <style:style style:name="T91" style:family="text">
      <style:text-properties officeooo:rsid="00b33314"/>
    </style:style>
    <style:style style:name="T92" style:family="text">
      <style:text-properties officeooo:rsid="00b3e52a"/>
    </style:style>
    <style:style style:name="T93" style:family="text">
      <style:text-properties officeooo:rsid="00b4ecc5"/>
    </style:style>
    <style:style style:name="T94" style:family="text">
      <style:text-properties officeooo:rsid="00b84806"/>
    </style:style>
    <style:style style:name="T95" style:family="text">
      <style:text-properties officeooo:rsid="00ba22ff"/>
    </style:style>
    <style:style style:name="T96" style:family="text">
      <style:text-properties officeooo:rsid="00bbbcad"/>
    </style:style>
    <style:style style:name="T97" style:family="text">
      <style:text-properties officeooo:rsid="00bf6215"/>
    </style:style>
    <style:style style:name="T98" style:family="text">
      <style:text-properties fo:font-weight="normal" officeooo:rsid="00bf6215" style:font-weight-asian="normal" style:font-weight-complex="normal"/>
    </style:style>
    <style:style style:name="T99" style:family="text">
      <style:text-properties fo:font-weight="normal" officeooo:rsid="00c2349b" style:font-weight-asian="normal" style:font-weight-complex="normal"/>
    </style:style>
    <style:style style:name="T100" style:family="text">
      <style:text-properties officeooo:rsid="00c2349b"/>
    </style:style>
    <style:style style:name="T101" style:family="text">
      <style:text-properties fo:text-transform="uppercase" fo:color="#333333" loext:opacity="100%" style:font-name="Tahoma1" fo:font-size="11pt" fo:language="en" fo:country="US" fo:font-weight="bold" style:font-size-asian="10.5pt" style:font-weight-asian="bold" style:font-weight-complex="bold"/>
    </style:style>
    <style:style style:name="T102" style:family="text">
      <style:text-properties fo:text-transform="uppercase" fo:color="#333333" loext:opacity="100%" style:font-name="Tahoma1" fo:font-size="11pt" fo:language="en" fo:country="US" fo:font-weight="bold" officeooo:rsid="00c96725" style:font-size-asian="10.5pt" style:font-weight-asian="bold" style:font-weight-complex="bold"/>
    </style:style>
    <style:style style:name="T103" style:family="text">
      <style:text-properties fo:color="#333333" loext:opacity="100%" style:font-name="Tahoma1" fo:language="en" fo:country="US"/>
    </style:style>
    <style:style style:name="T104" style:family="text">
      <style:text-properties fo:color="#333333" loext:opacity="100%" style:font-name="Tahoma1" fo:language="en" fo:country="US" officeooo:rsid="00c96725"/>
    </style:style>
    <style:style style:name="T105" style:family="text">
      <style:text-properties fo:color="#333333" loext:opacity="100%" style:font-name="Tahoma1" fo:language="en" fo:country="US" officeooo:rsid="00c9c8a7"/>
    </style:style>
    <style:style style:name="T106" style:family="text">
      <style:text-properties fo:color="#333333" loext:opacity="100%" style:font-name="Tahoma1" fo:language="en" fo:country="US" officeooo:rsid="00ca5768"/>
    </style:style>
    <style:style style:name="T107" style:family="text">
      <style:text-properties fo:color="#333333" loext:opacity="100%" style:font-name="Tahoma1" fo:language="en" fo:country="US" officeooo:rsid="00cc89c8"/>
    </style:style>
    <style:style style:name="T108" style:family="text">
      <style:text-properties fo:color="#333333" loext:opacity="100%" style:font-name="Tahoma1" fo:language="en" fo:country="US" officeooo:rsid="00cd60b3"/>
    </style:style>
    <style:style style:name="T109" style:family="text">
      <style:text-properties fo:color="#333333" loext:opacity="100%" style:font-name="Tahoma1" fo:language="en" fo:country="US" officeooo:rsid="00d06e30"/>
    </style:style>
    <style:style style:name="T110" style:family="text">
      <style:text-properties fo:color="#333333" loext:opacity="100%" style:font-name="Tahoma1" officeooo:rsid="00b44ef4"/>
    </style:style>
    <style:style style:name="T111" style:family="text">
      <style:text-properties officeooo:rsid="00ca5768"/>
    </style:style>
    <style:style style:name="T112" style:family="text">
      <style:text-properties officeooo:rsid="00dd7ef5"/>
    </style:style>
    <style:style style:name="T113" style:family="text">
      <style:text-properties officeooo:rsid="00caf404"/>
    </style:style>
    <style:style style:name="T114" style:family="text">
      <style:text-properties officeooo:rsid="00d21840"/>
    </style:style>
    <style:style style:name="T115" style:family="text">
      <style:text-properties officeooo:rsid="007dee9c"/>
    </style:style>
    <style:style style:name="T116" style:family="text">
      <style:text-properties officeooo:rsid="00d348f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
      <text:p text:style-name="P57"/>
      <text:p text:style-name="P57"/>
      <text:p text:style-name="P72"/>
      <text:p text:style-name="P73"><text:span text:style-name="BL_20_BlueLab_20_Title"><text:span text:style-name="T39">BlueLab</text:span></text:span><text:span text:style-name="BL_20_Company"><text:span text:style-name="T39"> <text:s text:c="2"/></text:span></text:span><text:span text:style-name="BL_20_plugname"><text:span text:style-name="T1">ghost</text:span></text:span></text:p>
      <text:p text:style-name="BL_20_Company"><text:span text:style-name="BL_20_Company"><text:span text:style-name="T1"/></text:span></text:p>
      <text:p text:style-name="BL_20_Paragraph"><text:span text:style-name="BL_20_Company"><text:span text:style-name="T1"/></text:span></text:p>
      <text:p text:style-name="BL_20_Paragraph"><text:span text:style-name="BL_20_Company"><text:span text:style-name="T1"/></text:span></text:p>
      <text:p text:style-name="BL_20_Paragraph"><text:span text:style-name="BL_20_Company"><text:span text:style-name="T1"/></text:span></text:p>
      <text:p text:style-name="BL_20_Paragraph"><text:span text:style-name="BL_20_Company"><text:span text:style-name="T1"/></text:span></text:p>
      <text:p text:style-name="BL_20_Paragraph"><text:span text:style-name="BL_20_Company"><text:span text:style-name="T1"/></text:span></text:p>
      <text:p text:style-name="BL_20_Paragraph"><text:span text:style-name="BL_20_Company"><text:span text:style-name="T1"/></text:span></text:p>
      <text:p text:style-name="BL_20_Paragraph"><text:span text:style-name="BL_20_Company"><text:span text:style-name="T1"/></text:span></text:p>
      <text:p text:style-name="BL_20_Paragraph"><text:span text:style-name="BL_20_Company"><text:span text:style-name="T1"/></text:span></text:p>
      <text:p text:style-name="BL_20_Paragraph"><text:span text:style-name="BL_20_Company"><text:span text:style-name="T1"/></text:span></text:p>
      <text:p text:style-name="BL_20_Paragraph"><text:span text:style-name="BL_20_Company"><text:span text:style-name="T1"/></text:span></text:p>
      <text:p text:style-name="BL_20_Paragraph"><text:span text:style-name="BL_20_Company"><text:span text:style-name="T1"/></text:span></text:p>
      <text:p text:style-name="BL_20_Paragraph"><text:span text:style-name="BL_20_Company"><text:span text:style-name="T1"/></text:span></text:p>
      <text:p text:style-name="BL_20_Paragraph"><text:span text:style-name="BL_20_Company"><text:span text:style-name="T1"/></text:span></text:p>
      <text:p text:style-name="P65"><text:span text:style-name="BL_20_Company"><text:span text:style-name="T1"/></text:span></text:p>
      <text:p text:style-name="BL_20_Paragraph"><text:span text:style-name="BL_20_Company"><text:span text:style-name="T1"/></text:span></text:p>
      <text:p text:style-name="BL_20_Paragraph"><text:span text:style-name="BL_20_Company"><text:span text:style-name="T1"/></text:span></text:p>
      <text:p text:style-name="BL_20_Paragraph"><text:span text:style-name="BL_20_Company"><text:span text:style-name="T1"/></text:span></text:p>
      <text:p text:style-name="BL_20_Paragraph"><text:span text:style-name="BL_20_Company"><text:span text:style-name="T1"/></text:span></text:p>
      <text:p text:style-name="BL_20_Cover_20_URL"><text:span text:style-name="BL_20_Conver_20_URL"><text:span text:style-name="T1"/></text:span></text:p>
      <text:h text:style-name="P58" text:outline-level="1">DESCRIPTION</text:h>
      <text:p text:style-name="P64"><text:span text:style-name="BL_20_Plug_20_name"><text:span text:style-name="T49">g</text:span></text:span><text:span text:style-name="BL_20_Plug_20_name"><text:span text:style-name="T15">host </text:span></text:span><text:span text:style-name="BL_20_Plug_20_name"><text:span text:style-name="T16">is</text:span></text:span><text:span text:style-name="BL_20_Plug_20_name"><text:span text:style-name="T15"> </text:span></text:span><text:span text:style-name="BL_20_Plug_20_name"><text:span text:style-name="T22">a </text:span></text:span><text:span text:style-name="BL_20_Plug_20_name"><text:span text:style-name="T16">powerful spectrogram visualization and editi</text:span></text:span><text:span text:style-name="BL_20_Plug_20_name"><text:span text:style-name="T22">ng</text:span></text:span><text:span text:style-name="BL_20_Plug_20_name"><text:span text:style-name="T16"> software. It is available as </text:span></text:span><text:span text:style-name="BL_20_Plug_20_name"><text:span text:style-name="T22">a </text:span></text:span><text:span text:style-name="BL_20_Plug_20_name"><text:span text:style-name="T16">plugin and standalone application.</text:span></text:span></text:p>
      <text:p text:style-name="P64"><text:span text:style-name="BL_20_Plug_20_name"><text:span text:style-name="T16"/></text:span></text:p>
      <text:p text:style-name="P3"><draw:frame draw:style-name="fr4" draw:name="Image1" text:anchor-type="char" svg:width="6.6953in" svg:height="3.6673in" draw:z-index="5"><draw:image xlink:href="../Pictures/Ghost-X.png" xlink:type="simple" xlink:show="embed" xlink:actuate="onLoad" draw:mime-type="image/png"/></draw:frame></text:p>
      <text:p text:style-name="P63"><text:span text:style-name="BL_20_Plug_20_name"><text:span text:style-name="T1"/></text:span></text:p>
      <text:h text:style-name="P78" text:outline-level="1">FEATURES</text:h>
      <text:p text:style-name="P56"/>
      <text:h text:style-name="P80" text:outline-level="1"><text:span text:style-name="BL_20_Plug_20_name"><text:span text:style-name="T49">g</text:span></text:span><text:span text:style-name="BL_20_Plug_20_name"><text:span text:style-name="T15">host </text:span></text:span><text:span text:style-name="BL_20_Plug_20_name"><text:span text:style-name="T17">provides a full set of features for visualizing and editing spectrograms</text:span></text:span><text:span text:style-name="T15">:</text:span></text:h>
      <text:h text:style-name="P79" text:outline-level="1"><text:span text:style-name="BL_20_Plug_20_name"><text:span text:style-name="T17"/></text:span></text:h>
      <text:h text:style-name="P79" text:outline-level="1"><text:span text:style-name="BL_20_Plug_20_name"><text:span text:style-name="T17">- </text:span></text:span><text:span text:style-name="BL_20_Plug_20_name"><text:span text:style-name="T19">P</text:span></text:span><text:span text:style-name="BL_20_Plug_20_name"><text:span text:style-name="T17">owerful and intuitive zoom, with adaptive level of detail</text:span></text:span></text:h>
      <text:h text:style-name="P79" text:outline-level="1"><text:span text:style-name="BL_20_Plug_20_name"><text:span text:style-name="T17">- </text:span></text:span><text:span text:style-name="BL_20_Plug_20_name"><text:span text:style-name="T19">P</text:span></text:span><text:span text:style-name="BL_20_Plug_20_name"><text:span text:style-name="T17">ossibility to select any </text:span></text:span><text:span text:style-name="BL_20_Plug_20_name"><text:span text:style-name="T18">region</text:span></text:span><text:span text:style-name="BL_20_Plug_20_name"><text:span text:style-name="T17"> of the spectrogram, and to play this </text:span></text:span><text:span text:style-name="BL_20_Plug_20_name"><text:span text:style-name="T18">region</text:span></text:span><text:span text:style-name="BL_20_Plug_20_name"><text:span text:style-name="T17"> only</text:span></text:span></text:h>
      <text:h text:style-name="P79" text:outline-level="1"><text:span text:style-name="BL_20_Plug_20_name"><text:span text:style-name="T17">- </text:span></text:span><text:span text:style-name="BL_20_Plug_20_name"><text:span text:style-name="T19">F</text:span></text:span><text:span text:style-name="BL_20_Plug_20_name"><text:span text:style-name="T17">ile opening and saving (.wav, .aif</text:span></text:span><text:span text:style-name="BL_20_Plug_20_name"><text:span text:style-name="T23">f and .flac</text:span></text:span><text:span text:style-name="BL_20_Plug_20_name"><text:span text:style-name="T17">)</text:span></text:span></text:h>
      <text:h text:style-name="P79" text:outline-level="1"><text:span text:style-name="BL_20_Plug_20_name"><text:span text:style-name="T17">- </text:span></text:span><text:span text:style-name="BL_20_Plug_20_name"><text:span text:style-name="T19">R</text:span></text:span><text:span text:style-name="BL_20_Plug_20_name"><text:span text:style-name="T17">eal time view mode, with scrolling spectrogram</text:span></text:span></text:h>
      <text:h text:style-name="P79" text:outline-level="1"><text:span text:style-name="BL_20_Plug_20_name"><text:span text:style-name="T17">- </text:span></text:span><text:span text:style-name="BL_20_Plug_20_name"><text:span text:style-name="T19">A</text:span></text:span><text:span text:style-name="BL_20_Plug_20_name"><text:span text:style-name="T18"> complete set of</text:span></text:span><text:span text:style-name="BL_20_Plug_20_name"><text:span text:style-name="T17"> </text:span></text:span><text:span text:style-name="BL_20_Plug_20_name"><text:span text:style-name="T22">8 </text:span></text:span><text:span text:style-name="BL_20_Plug_20_name"><text:span text:style-name="T17">colormaps</text:span></text:span></text:h>
      <text:h text:style-name="P79" text:outline-level="1"><text:span text:style-name="BL_20_Plug_20_name"><text:span text:style-name="T17">- </text:span></text:span><text:span text:style-name="BL_20_Plug_20_name"><text:span text:style-name="T19">B</text:span></text:span><text:span text:style-name="BL_20_Plug_20_name"><text:span text:style-name="T17">rightness and contrast</text:span></text:span></text:h>
      <text:h text:style-name="P79" text:outline-level="1"><text:span text:style-name="BL_20_Plug_20_name"><text:span text:style-name="T17">- </text:span></text:span><text:span text:style-name="BL_20_Plug_20_name"><text:span text:style-name="T19">O</text:span></text:span><text:span text:style-name="BL_20_Plug_20_name"><text:span text:style-name="T17">ptions to display </text:span></text:span><text:span text:style-name="BL_20_Plug_20_name"><text:span text:style-name="T20">the </text:span></text:span><text:span text:style-name="BL_20_Plug_20_name"><text:span text:style-name="T17">corresponding waveform in addition to </text:span></text:span><text:span text:style-name="BL_20_Plug_20_name"><text:span text:style-name="T20">the </text:span></text:span><text:span text:style-name="BL_20_Plug_20_name"><text:span text:style-name="T17">spectrogram</text:span></text:span></text:h>
      <text:h text:style-name="P79" text:outline-level="1"><text:span text:style-name="BL_20_Plug_20_name"><text:span text:style-name="T17">- </text:span></text:span><text:span text:style-name="BL_20_Plug_20_name"><text:span text:style-name="T19">C</text:span></text:span><text:span text:style-name="BL_20_Plug_20_name"><text:span text:style-name="T17">hoice between 3 </text:span></text:span><text:span text:style-name="BL_20_Plug_20_name"><text:span text:style-name="T20">interface</text:span></text:span><text:span text:style-name="BL_20_Plug_20_name"><text:span text:style-name="T17"> size</text:span></text:span><text:span text:style-name="BL_20_Plug_20_name"><text:span text:style-name="T20">s</text:span></text:span><text:span text:style-name="BL_20_Plug_20_name"><text:span text:style-name="T17">, from small to big</text:span></text:span></text:h>
      <text:h text:style-name="P79" text:outline-level="1"><text:span text:style-name="BL_20_Plug_20_name"><text:span text:style-name="T17">- </text:span></text:span><text:span text:style-name="BL_20_Plug_20_name"><text:span text:style-name="T19">I</text:span></text:span><text:span text:style-name="BL_20_Plug_20_name"><text:span text:style-name="T17">nteractive mini view of the overall sound file</text:span></text:span></text:h>
      <text:h text:style-name="P79" text:outline-level="1"><text:span text:style-name="BL_20_Plug_20_name"><text:span text:style-name="T17">- </text:span></text:span><text:span text:style-name="BL_20_Plug_20_name"><text:span text:style-name="T19">E</text:span></text:span><text:span text:style-name="BL_20_Plug_20_name"><text:span text:style-name="T17">diti</text:span></text:span><text:span text:style-name="BL_20_Plug_20_name"><text:span text:style-name="T22">ng</text:span></text:span><text:span text:style-name="BL_20_Plug_20_name"><text:span text:style-name="T17"> tools: copy, paste, cut</text:span></text:span></text:h>
      <text:h text:style-name="P79" text:outline-level="1"><text:span text:style-name="BL_20_Plug_20_name"><text:span text:style-name="T17">- </text:span></text:span><text:span text:style-name="BL_20_Plug_20_name"><text:span text:style-name="T19">E</text:span></text:span><text:span text:style-name="BL_20_Plug_20_name"><text:span text:style-name="T18">diti</text:span></text:span><text:span text:style-name="BL_20_Plug_20_name"><text:span text:style-name="T22">ng</text:span></text:span><text:span text:style-name="BL_20_Plug_20_name"><text:span text:style-name="T18"> tool: gain increase or decrease of the selected region</text:span></text:span></text:h>
      <text:h text:style-name="P79" text:outline-level="1"><text:span text:style-name="BL_20_Plug_20_name"><text:span text:style-name="T18">- </text:span></text:span><text:span text:style-name="BL_20_Plug_20_name"><text:span text:style-name="T19">E</text:span></text:span><text:span text:style-name="BL_20_Plug_20_name"><text:span text:style-name="T18">diti</text:span></text:span><text:span text:style-name="BL_20_Plug_20_name"><text:span text:style-name="T22">ng</text:span></text:span><text:span text:style-name="BL_20_Plug_20_name"><text:span text:style-name="T18"> tool: powerful inpaint tool for replacing a region by the expected background</text:span></text:span></text:h>
      <text:h text:style-name="P79" text:outline-level="1"><text:span text:style-name="BL_20_Plug_20_name"><text:span text:style-name="T18">- </text:span></text:span><text:span text:style-name="BL_20_Plug_20_name"><text:span text:style-name="T19">U</text:span></text:span><text:span text:style-name="BL_20_Plug_20_name"><text:span text:style-name="T18">ndo mechanism</text:span></text:span></text:h>
      <text:h text:style-name="P59" text:outline-level="1"/>
      <text:p text:style-name="P55"/>
      <text:p text:style-name="P59"><text:soft-page-break/>U<text:span text:style-name="T55">SAGE as Standalone application</text:span></text:p>
      <text:h text:style-name="P81" text:outline-level="1"><text:span text:style-name="T1">When used as standalone application, </text:span><text:span text:style-name="BL_20_Plug_20_name"><text:span text:style-name="T49">gh</text:span></text:span><text:span text:style-name="BL_20_Plug_20_name"><text:span text:style-name="T1">ost</text:span></text:span><text:span text:style-name="T1"> will be used to load, save, view, play and edit sound files.</text:span></text:h>
      <text:h text:style-name="P95" text:outline-level="1"/>
      <text:h text:style-name="P95" text:outline-level="1"><draw:frame draw:style-name="fr4" draw:name="Image2" text:anchor-type="char" svg:width="6.6953in" svg:height="4.6535in" draw:z-index="6"><draw:image xlink:href="../Pictures/Ghost-X-Sandalone-notes.png" xlink:type="simple" xlink:show="embed" xlink:actuate="onLoad" draw:mime-type="image/png"/></draw:frame></text:h>
      <text:h text:style-name="P81" text:outline-level="1"><text:span text:style-name="T1">The </text:span><text:span text:style-name="BL_20_Parameter"><text:span text:style-name="T1">spectrogram view (1) </text:span></text:span><text:span text:style-name="T1">displays the spectrogram of a loaded sound file, as well as the corresponding </text:span><text:span text:style-name="BL_20_Parameter"><text:span text:style-name="T1">waveform (6)</text:span></text:span><text:span text:style-name="T1">. The </text:span><text:span text:style-name="BL_20_Parameter"><text:span text:style-name="T1">time axis (5)</text:span></text:span><text:span text:style-name="T1"> display the time scale in seconds and milliseconds. The </text:span><text:span text:style-name="BL_20_Parameter"><text:span text:style-name="T1">frequency axis (4)</text:span></text:span><text:span text:style-name="T1"> display the frequency scale until 20KHz.</text:span></text:h>
      <text:h text:style-name="P95" text:outline-level="1"/>
      <text:h text:style-name="P81" text:outline-level="1"><text:span text:style-name="T1">Mouse wheel, zoom gesture, </text:span><text:span text:style-name="T14">or </text:span><text:span text:style-name="T8">alt + mouse drag</text:span><text:span text:style-name="T14"> </text:span><text:span text:style-name="T1">is used for </text:span><text:span text:style-name="BL_20_Parameter"><text:span text:style-name="T1">zooming</text:span></text:span><text:span text:style-name="T1"> on the spectrogram. The center of zoom is the position of the mouse pointer. </text:span><text:span text:style-name="T24">The data analysis accuracy increases as the zoom increases to keep a good level of detail for each zoom factor.</text:span></text:h>
      <text:h text:style-name="P97" text:outline-level="1"/>
      <text:h text:style-name="P83" text:outline-level="1"><text:span text:style-name="T1">A </text:span><text:span text:style-name="BL_20_Parameter"><text:span text:style-name="T1">mini-view (7)</text:span></text:span><text:span text:style-name="T1"> shows the entire file and the current position in the file. For translating, do a mouse drag in the mini-view or </text:span><text:span text:style-name="T4">cmd</text:span><text:span text:style-name="T2">/</text:span><text:span text:style-name="T4">ctrl</text:span><text:span text:style-name="T2"> + mouse drag</text:span><text:span text:style-name="T1"> in the </text:span><text:span text:style-name="BL_20_Parameter"><text:span text:style-name="T1">spectrogram view (1)</text:span></text:span><text:span text:style-name="T1">. </text:span><text:span text:style-name="T25">The view is reset by double-clicking on </text:span><text:span text:style-name="T1">the</text:span><text:span text:style-name="BL_20_Parameter"><text:span text:style-name="T1"> mini-view (7)</text:span></text:span><text:span text:style-name="T25"> or by pressing the </text:span><text:span text:style-name="T7">return key </text:span><text:span text:style-name="T21">(or </text:span><text:span text:style-name="T9">ctrl + return</text:span><text:span text:style-name="T21"> on Windows)</text:span><text:span text:style-name="T25">.</text:span></text:h>
      <text:h text:style-name="P98" text:outline-level="1"/>
      <text:h text:style-name="P83" text:outline-level="1"><text:span text:style-name="BL_20_Rem"><text:span text:style-name="T1">NOTE:</text:span></text:span><text:span text:style-name="T1"> As the level of accuracy changes when the zoom factor changes, the data is recomputed only when stopping zooming or translating. While zooming or translating, a low accuracy version </text:span><text:span text:style-name="T32">of the data </text:span><text:span text:style-name="T1">is displayed. Just after stopping zooming or translating, the data is recomputed and displayed with a maximum level of accuracy.</text:span></text:h>
      <text:h text:style-name="P98" text:outline-level="1"><text:s/></text:h>
      <text:h text:style-name="P84" text:outline-level="1"><text:soft-page-break/><text:span text:style-name="T1">The </text:span><text:span text:style-name="BL_20_Parameter"><text:span text:style-name="T1">position bar (2)</text:span></text:span><text:span text:style-name="T1"> defines the start position of the playback. It is set to a </text:span><text:span text:style-name="T32">given </text:span><text:span text:style-name="T1">point of the spectrogram with left mouse click. The </text:span><text:span text:style-name="BL_20_Parameter"><text:span text:style-name="T1">play button (24)</text:span></text:span><text:span text:style-name="T1"> starts the playback of the sound. The </text:span><text:span text:style-name="BL_20_Parameter"><text:span text:style-name="T1">play bar (3)</text:span></text:span><text:span text:style-name="T1"> is a moving bar corresponding to the current position of the sound currently playing.</text:span></text:h>
      <text:h text:style-name="P99" text:outline-level="1"/>
      <text:h text:style-name="P85" text:outline-level="1"><text:span text:style-name="T1">Left mouse drag to </text:span><text:span text:style-name="BL_20_Parameter"><text:span text:style-name="T1">select</text:span></text:span><text:span text:style-name="T1"> a region in the </text:span><text:span text:style-name="BL_20_Parameter"><text:span text:style-name="T1">spectrogram view (1)</text:span></text:span><text:span text:style-name="T1">.</text:span></text:h>
      <text:h text:style-name="P100" text:outline-level="1"/>
      <text:h text:style-name="P100" text:outline-level="1"><draw:frame draw:style-name="fr5" draw:name="Image4" text:anchor-type="paragraph" svg:width="3.0272in" svg:height="2.8047in" draw:z-index="0"><draw:image xlink:href="../Pictures/Ghost-X-select-region.png" xlink:type="simple" xlink:show="embed" xlink:actuate="onLoad" draw:mime-type="image/png"/></draw:frame></text:h>
      <text:h text:style-name="P100" text:outline-level="1"/>
      <text:h text:style-name="P100" text:outline-level="1"/>
      <text:h text:style-name="P101" text:outline-level="1"/>
      <text:h text:style-name="P101" text:outline-level="1"/>
      <text:h text:style-name="P101" text:outline-level="1"/>
      <text:h text:style-name="P101" text:outline-level="1"/>
      <text:h text:style-name="P101" text:outline-level="1"/>
      <text:h text:style-name="P101" text:outline-level="1"/>
      <text:h text:style-name="P101" text:outline-level="1"/>
      <text:h text:style-name="P101" text:outline-level="1"/>
      <text:h text:style-name="P101" text:outline-level="1"/>
      <text:h text:style-name="P101" text:outline-level="1"/>
      <text:h text:style-name="P101" text:outline-level="1"/>
      <text:h text:style-name="P101" text:outline-level="1"/>
      <text:h text:style-name="P100" text:outline-level="1">The <text:span text:style-name="BL_20_Parameter">selection</text:span> of a region can be modified by dragging the borders or the corners of the selection. When dragging from the inside of the selection, the whole selection is moved.</text:h>
      <text:h text:style-name="P100" text:outline-level="1"/>
      <text:h text:style-name="P100" text:outline-level="1">When a <text:span text:style-name="BL_20_Parameter">region</text:span> is selected, the sound <text:span text:style-name="T85">that is </text:span>played is the sound inside the region only. The sound is played looped.</text:h>
      <text:h text:style-name="P100" text:outline-level="1"/>
      <text:h text:style-name="P100" text:outline-level="1"><text:span text:style-name="BL_20_Rem">NOTE:</text:span> <text:span text:style-name="T85">T</text:span>o listen accurately to some details of the sound, just define a region and drag it while the sound is playing. <text:span text:style-name="T85">The sound will then change according to the selection changes.</text:span></text:h>
      <text:h text:style-name="P100" text:outline-level="1"/>
      <text:h text:style-name="P114" text:outline-level="1"><text:span text:style-name="T40">The </text:span><text:span text:style-name="BL_20_Parameter"><text:span text:style-name="T1">select </text:span></text:span><text:span text:style-name="BL_20_Parameter"><text:span text:style-name="T101">D</text:span></text:span><text:span text:style-name="BL_20_Parameter"><text:span text:style-name="T102">IR</text:span></text:span><text:span text:style-name="BL_20_Parameter"><text:span text:style-name="T1"> </text:span></text:span><text:span text:style-name="BL_20_Parameter"><text:span text:style-name="T41">BUTTONS </text:span></text:span><text:span text:style-name="BL_20_Parameter"><text:span text:style-name="T1">(23) </text:span></text:span><text:span text:style-name="T40">allows to choose to define rectangular, horizontal only or vertical only selection</text:span><text:span text:style-name="T42">s</text:span><text:span text:style-name="T40">.</text:span></text:h>
      <text:h text:style-name="P102" text:outline-level="1"/>
      <text:h text:style-name="P100" text:outline-level="1">The <text:span text:style-name="BL_20_Parameter">size buttons (8)</text:span> are used to change the size of the window.</text:h>
      <text:h text:style-name="P100" text:outline-level="1"/>
      <text:h text:style-name="P115" text:outline-level="1"><text:span text:style-name="T41">The </text:span><text:span text:style-name="BL_20_Parameter"><text:span text:style-name="T1">METERS (9)</text:span></text:span><text:span text:style-name="T41"> display the time and the frequency values under the mouse </text:span><text:span text:style-name="T109">cursor</text:span><text:span text:style-name="T41">, and the beginning and </text:span><text:span text:style-name="T48">the </text:span><text:span text:style-name="T41">size of the selection. By clicking on the meters, units can be toggled from Hz to bins and from time values to sample values.</text:span></text:h>
      <text:h text:style-name="P103" text:outline-level="1"/>
      <text:h text:style-name="P103" text:outline-level="1"/>
      <text:h text:style-name="P103" text:outline-level="1"/>
      <text:h text:style-name="P103" text:outline-level="1"/>
      <text:h text:style-name="P103" text:outline-level="1"/>
      <text:h text:style-name="P103" text:outline-level="1"/>
      <text:h text:style-name="P103" text:outline-level="1"/>
      <text:h text:style-name="P103" text:outline-level="1"/>
      <text:h text:style-name="P103" text:outline-level="1"/>
      <text:h text:style-name="P103" text:outline-level="1"/>
      <text:h text:style-name="P103" text:outline-level="1"><text:soft-page-break/></text:h>
      <text:h text:style-name="P116" text:outline-level="1"><text:span text:style-name="T43">The </text:span><text:span text:style-name="BL_20_Parameter"><text:span text:style-name="T1">colormap (10)</text:span></text:span><text:span text:style-name="T43"> </text:span><text:span text:style-name="T104">menu </text:span><text:span text:style-name="T43">let choose the colormap to apply to the spectrogram data. There are several colormaps provided, with different color schemes and contrasts.</text:span></text:h>
      <text:h text:style-name="P103" text:outline-level="1"/>
      <text:h text:style-name="P103" text:outline-level="1"/>
      <text:h text:style-name="P104" text:outline-level="1"><draw:frame draw:style-name="fr4" draw:name="Image5" text:anchor-type="paragraph" svg:width="6.6953in" svg:height="2.0382in" draw:z-index="1"><draw:image xlink:href="../Pictures/Ghost-X-colormaps.png" xlink:type="simple" xlink:show="embed" xlink:actuate="onLoad" draw:mime-type="image/png"/></draw:frame><text:span text:style-name="BL_20_Legend">A </text:span><text:span text:style-name="BL_20_Legend"><text:span text:style-name="T86">same </text:span></text:span><text:span text:style-name="BL_20_Legend">sound file spectrogram visualized </text:span><text:span text:style-name="BL_20_Legend"><text:span text:style-name="T86">using different</text:span></text:span><text:span text:style-name="BL_20_Legend"> colormaps.</text:span></text:h>
      <text:h text:style-name="P105" text:outline-level="1"/>
      <text:h text:style-name="P106" text:outline-level="1">The <text:span text:style-name="BL_20_Parameter">brightness (11)</text:span> and <text:span text:style-name="BL_20_Parameter">contrast (12)</text:span> parameters define how the current colormap is applied to the spectrogram data. By changing these parameters, some details of the sound are visually increased, or at the contrary the global readability of the spectrogram is increased.</text:h>
      <text:h text:style-name="P101" text:outline-level="1"/>
      <text:h text:style-name="P86" text:outline-level="1"><text:span text:style-name="T1">The </text:span><text:span text:style-name="BL_20_Parameter"><text:span text:style-name="T1">SPEC/WAV (13)</text:span></text:span><text:span text:style-name="T1"> parameter chooses if we display either the spectrogram, or the </text:span><text:span text:style-name="BL_20_Parameter"><text:span text:style-name="T1">waveform (6)</text:span></text:span><text:span text:style-name="T1">, or a mix of both.</text:span></text:h>
      <text:h text:style-name="P106" text:outline-level="1"/>
      <text:h text:style-name="P86" text:outline-level="1"><text:span text:style-name="T1">The </text:span><text:span text:style-name="BL_20_Parameter"><text:span text:style-name="T1">WAV SCALE (14)</text:span></text:span><text:span text:style-name="T1"> parameter defines the visual scale of the </text:span><text:span text:style-name="BL_20_Parameter"><text:span text:style-name="T1">waveform (6)</text:span></text:span><text:span text:style-name="T1">.</text:span></text:h>
      <text:h text:style-name="P106" text:outline-level="1"/>
      <text:h text:style-name="P87" text:outline-level="1"><text:span text:style-name="T1">To copy a region </text:span><text:span text:style-name="T33">and paste it </text:span><text:span text:style-name="T1">to another place, select the source region, use the </text:span><text:span text:style-name="BL_20_Parameter"><text:span text:style-name="T1">copy (15)</text:span></text:span><text:span text:style-name="T1"> button (or </text:span><text:span text:style-name="T2">cmd/ctrl + c</text:span><text:span text:style-name="T1">). Then select the destination region and use the </text:span><text:span text:style-name="BL_20_Parameter"><text:span text:style-name="T1">paste (16) </text:span></text:span><text:span text:style-name="T1">button (or </text:span><text:span text:style-name="T2">cmd/ctrl + v</text:span><text:span text:style-name="T1">).</text:span></text:h>
      <text:h text:style-name="P107" text:outline-level="1"/>
      <text:h text:style-name="P88" text:outline-level="1"><text:span text:style-name="T1">To cut a region and fill it with silence, select a region and use the </text:span><text:span text:style-name="BL_20_Parameter"><text:span text:style-name="T1">cut (17)</text:span></text:span><text:span text:style-name="T1"> button (or </text:span><text:span text:style-name="T2">cmd/ctrl + x</text:span><text:span text:style-name="T1">).</text:span></text:h>
      <text:h text:style-name="P108" text:outline-level="1"/>
      <text:h text:style-name="P88" text:outline-level="1"><text:span text:style-name="T1">To increase or decrease the gain of a region, select a region, choose the </text:span><text:span text:style-name="BL_20_Parameter"><text:span text:style-name="T1">gain (21)</text:span></text:span><text:span text:style-name="T1"> value to apply, </text:span><text:span text:style-name="T34">and</text:span><text:span text:style-name="T1"> use the</text:span><text:span text:style-name="BL_20_Parameter"><text:span text:style-name="T1"> APPLY gain (18)</text:span></text:span><text:span text:style-name="T1"> button </text:span><text:span text:style-name="T29">(or </text:span><text:span text:style-name="T5">cmd/ctrl + b</text:span><text:span text:style-name="T29">).</text:span></text:h>
      <text:h text:style-name="P108" text:outline-level="1"/>
      <text:h text:style-name="P88" text:outline-level="1"><text:span text:style-name="T1">The </text:span><text:span text:style-name="BL_20_Parameter"><text:span text:style-name="T1">inpaint (19)</text:span></text:span><text:span text:style-name="T1"> button make</text:span><text:span text:style-name="T34">s</text:span><text:span text:style-name="T1"> possible to replace the content of a region by a relevant background, by “painting” progressively the selected region using the colors of its borders.</text:span></text:h>
      <text:h text:style-name="P88" text:outline-level="1"><text:span text:style-name="T1">To use </text:span><text:span text:style-name="BL_20_Parameter"><text:span text:style-name="T1">inpaint</text:span></text:span><text:span text:style-name="T1">, select a region by defining carefully its borders (the new colors of the region will depend greatly on the exact colors of the borders), and use the </text:span><text:span text:style-name="BL_20_Parameter"><text:span text:style-name="T1">inpaint (19)</text:span></text:span><text:span text:style-name="T1"> button </text:span><text:span text:style-name="T29">(or </text:span><text:span text:style-name="T5">cmd/ctrl + n</text:span><text:span text:style-name="T29">).</text:span></text:h>
      <text:h text:style-name="P109" text:outline-level="1"/>
      <text:h text:style-name="P88" text:outline-level="1"><text:span text:style-name="T1">The </text:span><text:span text:style-name="BL_20_Parameter"><text:span text:style-name="T1">inpaint direction (22)</text:span></text:span><text:span text:style-name="T1"> lets choose if we take the horizontal borders, the vertical borders, or both </text:span><text:span text:style-name="T34">as source of</text:span><text:span text:style-name="T1"> inpainting.</text:span></text:h>
      <text:h text:style-name="P108" text:outline-level="1"/>
      <text:h text:style-name="P92" text:outline-level="1"><draw:frame draw:style-name="fr3" draw:name="Image6" text:anchor-type="paragraph" svg:width="6.6953in" svg:height="3.0366in" draw:z-index="2"><draw:image xlink:href="../Pictures/Ghost-X-inpaint-both.png" xlink:type="simple" xlink:show="embed" xlink:actuate="onLoad" draw:mime-type="image/png"/></draw:frame><text:soft-page-break/><text:span text:style-name="BL_20_Legend"><text:span text:style-name="T26">We want to suppress the selected sound element i.e. replace it by a consistent background. Left: the region to inpaint. Right: the spectrogram after inpaint over both directions.</text:span></text:span></text:h>
      <text:h text:style-name="P89" text:outline-level="1"><text:span text:style-name="BL_20_Legend"><text:span text:style-name="T1"/></text:span></text:h>
      <text:h text:style-name="P89" text:outline-level="1"><text:span text:style-name="BL_20_Legend"><text:span text:style-name="T1"/></text:span></text:h>
      <text:h text:style-name="P93" text:outline-level="1"><draw:frame draw:style-name="fr3" draw:name="Image7" text:anchor-type="paragraph" svg:width="6.6953in" svg:height="3.0445in" draw:z-index="3"><draw:image xlink:href="../Pictures/Ghost-X-inpaint-vert.png" xlink:type="simple" xlink:show="embed" xlink:actuate="onLoad" draw:mime-type="image/png"/></draw:frame><text:span text:style-name="BL_20_Legend"><text:span text:style-name="T27">We want to suppress a part of a singing voice.</text:span></text:span></text:h>
      <text:h text:style-name="P93" text:outline-level="1"><text:span text:style-name="BL_20_Legend"><text:span text:style-name="T27">Left: the region to inpaint. Right: the spectrogram after inpaint over vertical direction only.</text:span></text:span></text:h>
      <text:h text:style-name="P90" text:outline-level="1"><text:span text:style-name="BL_20_Legend"><text:span text:style-name="T1"/></text:span></text:h>
      <text:h text:style-name="P93" text:outline-level="1"><draw:frame draw:style-name="fr2" draw:name="Image8" text:anchor-type="paragraph" svg:x="-0.1311in" svg:y="0in" svg:width="6.6953in" svg:height="3.0382in" draw:z-index="4"><draw:image xlink:href="../Pictures/Ghost-X-inpaint-horiz-fill-hole.png" xlink:type="simple" xlink:show="embed" xlink:actuate="onLoad" draw:mime-type="image/png"/></draw:frame><text:soft-page-break/><text:span text:style-name="BL_20_Legend"><text:span text:style-name="T27">We want to fill a “hole” in the sound (a part of silence).</text:span></text:span></text:h>
      <text:h text:style-name="P93" text:outline-level="1"><text:span text:style-name="BL_20_Legend"><text:span text:style-name="T27">Left: the region to inpaint. Right: the spectrogram after inpaint over horizontal direction only.</text:span></text:span></text:h>
      <text:h text:style-name="P93" text:outline-level="1"><text:span text:style-name="BL_20_Legend"><text:span text:style-name="T27">The inpaint algorithm has taken the left and right borders, and connected them to fill the hole.</text:span></text:span></text:h>
      <text:h text:style-name="P93" text:outline-level="1"><text:span text:style-name="BL_20_Legend"><text:span text:style-name="T1"/></text:span></text:h>
      <text:h text:style-name="P91" text:outline-level="1"><text:span text:style-name="BL_20_Rem"><text:span text:style-name="T1"><text:s/></text:span></text:span></text:h>
      <text:h text:style-name="P91" text:outline-level="1"><text:span text:style-name="BL_20_Rem"><text:span text:style-name="T1">NOTE: </text:span></text:span><text:span text:style-name="BL_20_Parameter"><text:span text:style-name="T1">Inpaint</text:span></text:span><text:span text:style-name="T28"> can be applied several times on the same region, to have a stronger result. To do this, select a region once and click on the </text:span><text:span text:style-name="BL_20_Parameter"><text:span text:style-name="T1">inpaint (19)</text:span></text:span><text:span text:style-name="T28"> button several times.</text:span></text:h>
      <text:h text:style-name="P89" text:outline-level="1"><text:span text:style-name="BL_20_Legend"><text:span text:style-name="T1"/></text:span></text:h>
      <text:h text:style-name="P91" text:outline-level="1"><text:span text:style-name="BL_20_Rem"><text:span text:style-name="T1">NOTE:</text:span></text:span><text:span text:style-name="BL_20_Legend"><text:span text:style-name="T1"> </text:span></text:span><text:span text:style-name="T28">The </text:span><text:span text:style-name="BL_20_Parameter"><text:span text:style-name="T1">inpaint</text:span></text:span><text:span text:style-name="T28"> algorithm is designed to be applied on small regions (short regions in time, and small range of frequencies). The results will be better if it is applied on small regions.</text:span></text:h>
      <text:h text:style-name="P110" text:outline-level="1"/>
      <text:h text:style-name="P94" text:outline-level="1"><text:span text:style-name="T1">Finally, all the editing operations (paste, cut, inpaint…) can be reverted using the </text:span><text:span text:style-name="BL_20_Parameter"><text:span text:style-name="T1">undo (20)</text:span></text:span><text:span text:style-name="T1"> button </text:span><text:span text:style-name="T30">(or </text:span><text:span text:style-name="T6">cmd/ctrl + z</text:span><text:span text:style-name="T30">).</text:span></text:h>
      <text:h text:style-name="P110" text:outline-level="1"/>
      <text:h text:style-name="P94" text:outline-level="1"><text:span text:style-name="T1">The </text:span><text:span text:style-name="BL_20_Parameter"><text:span text:style-name="T1">play button (24)</text:span></text:span><text:span text:style-name="T1"> </text:span><text:span text:style-name="T30">(or </text:span><text:span text:style-name="T6">cmd/ctrl + space</text:span><text:span text:style-name="T30">) starts and stops the </text:span><text:span text:style-name="T1">play</text:span><text:span text:style-name="T30">back</text:span><text:span text:style-name="T1"> </text:span><text:span text:style-name="T30">of </text:span><text:span text:style-name="T1">the current selection or plays from the bar if no selection is defined</text:span><text:span text:style-name="T30">.</text:span></text:h>
      <text:h text:style-name="P110" text:outline-level="1"/>
      <text:h text:style-name="P94" text:outline-level="1"><text:span text:style-name="T1">The </text:span><text:span text:style-name="BL_20_Parameter"><text:span text:style-name="T1">out gain (25)</text:span></text:span><text:span text:style-name="T1"> knob sets the output sound volume. It does not change the file data, it only changes the sound level when playing the sound inside the </text:span><text:span text:style-name="BL_20_Plug_20_name"><text:span text:style-name="T50">g</text:span></text:span><text:span text:style-name="BL_20_Plug_20_name"><text:span text:style-name="T1">host</text:span></text:span><text:span text:style-name="T35"> </text:span><text:span text:style-name="T1">application.</text:span></text:h>
      <text:h text:style-name="P111" text:outline-level="1"/>
      <text:h text:style-name="P117" text:outline-level="1"><text:span text:style-name="T44">The </text:span><text:span text:style-name="BL_20_Parameter"><text:span text:style-name="T1">LF ZOOM (26)</text:span></text:span><text:span text:style-name="T44"> buttons zooms on the low frequency. This visual zoom can be useful </text:span><text:span text:style-name="T105">to edit low frequencies more accurately.</text:span></text:h>
      <text:h text:style-name="P118" text:outline-level="1"/>
      <text:h text:style-name="P119" text:outline-level="1"><text:span text:style-name="T103">There is a system of </text:span><text:span text:style-name="BL_20_Parameter"><text:span text:style-name="T1">TABS (27)</text:span></text:span><text:span text:style-name="T103">, to have multiple files opened at the same time.</text:span></text:h>
      <text:h text:style-name="P118" text:outline-level="1"/>
      <text:p text:style-name="P70"><text:span text:style-name="T44">There is a </text:span><text:span text:style-name="BL_20_Parameter"><text:span text:style-name="T1">MENU </text:span></text:span><text:span text:style-name="BL_20_Parameter"><text:span text:style-name="T45">BAR </text:span></text:span><text:span text:style-name="BL_20_Parameter"><text:span text:style-name="T1">(28)</text:span></text:span><text:span text:style-name="T44">, </text:span><text:span text:style-name="T45">with some additional features: </text:span><text:span text:style-name="T11">open file</text:span><text:span text:style-name="T46">, </text:span><text:span text:style-name="T11">save file</text:span><text:span text:style-name="T46">, </text:span><text:span text:style-name="T10">export selection to file</text:span><text:span text:style-name="T45">, </text:span><text:span text:style-name="T10">reload file from disk</text:span><text:span text:style-name="T45">... This menu also contains an </text:span><text:span text:style-name="T10">Audio Settings</text:span><text:span text:style-name="T45"> section, to configure the </text:span><text:span text:style-name="BL_20_Plug_20_name"><text:span text:style-name="T50">g</text:span></text:span><text:span text:style-name="BL_20_Plug_20_name"><text:span text:style-name="T1">host</text:span></text:span><text:span text:style-name="T45"> application with the right </text:span><text:span text:style-name="T106">audio interface </text:span><text:span text:style-name="T45">and the right sample rate.</text:span></text:p>
      <text:p text:style-name="P71"><text:span text:style-name="BL_20_Rem"><text:span text:style-name="T1">Note:</text:span></text:span><text:span text:style-name="T46"> When loading a sound file, it is automatically resampled to the </text:span><text:span text:style-name="BL_20_Plug_20_name"><text:span text:style-name="T50">gh</text:span></text:span><text:span text:style-name="BL_20_Plug_20_name"><text:span text:style-name="T1">ost</text:span></text:span><text:span text:style-name="T46"> application current sampling rate. And when changing the sampling rate </text:span><text:span text:style-name="T47">in </text:span><text:span text:style-name="T12">Audio Settings</text:span><text:span text:style-name="T46">, all the </text:span><text:span text:style-name="T107">data </text:span><text:span text:style-name="T108">of the tabs is</text:span><text:span text:style-name="T46"> automatically resampled.</text:span></text:p>
      <text:p text:style-name="P60"><text:soft-page-break/><text:span text:style-name="T55">USAGE as </text:span><text:span text:style-name="T66">plugin</text:span></text:p>
      <text:h text:style-name="P82" text:outline-level="1"><text:span text:style-name="T1">When used as </text:span><text:span text:style-name="T31">plugin</text:span><text:span text:style-name="T1">, </text:span><text:span text:style-name="BL_20_Plug_20_name"><text:span text:style-name="T49">gh</text:span></text:span><text:span text:style-name="BL_20_Plug_20_name"><text:span text:style-name="T1">ost</text:span></text:span><text:span text:style-name="T1"> will be used </text:span><text:span text:style-name="T31">on the current track, to visualize in real time the corresponding spectrogram during the playback of the track, or to capture, edit, and render a selected part of the current track.</text:span></text:h>
      <text:h text:style-name="P96" text:outline-level="1"/>
      <text:h text:style-name="P96" text:outline-level="1"><draw:frame draw:style-name="fr1" draw:name="Image3" text:anchor-type="char" svg:width="6.6953in" svg:height="4.6535in" draw:z-index="7"><draw:image xlink:href="../Pictures/Ghost-X-Plug-notes.png" xlink:type="simple" xlink:show="embed" xlink:actuate="onLoad" draw:mime-type="image/png"/></draw:frame></text:h>
      <text:p text:style-name="P9">When <text:span text:style-name="BL_20_Plug_20_name"><text:span text:style-name="T114">g</text:span></text:span><text:span text:style-name="BL_20_Plug_20_name">host</text:span> is used as plugin, the interface is <text:span text:style-name="T111">almost </text:span>the same.</text:p>
      <text:p text:style-name="P9"/>
      <text:p text:style-name="P9"><text:span text:style-name="T111">There is </text:span>a <text:span text:style-name="BL_20_Parameter">mode </text:span><text:span text:style-name="BL_20_Parameter"><text:span text:style-name="T68">(1) </text:span></text:span>selector, <text:span text:style-name="T111">a </text:span><text:span text:style-name="BL_20_Parameter">MON (2)</text:span><text:span text:style-name="T111"> option, and no menu bar.</text:span></text:p>
      <text:p text:style-name="P5"/>
      <text:p text:style-name="P32"><text:span text:style-name="BL_20_Rem">NOTE:</text:span> in plugin mode, the keyboard shortcuts in <text:span text:style-name="BL_20_Plug_20_name"><text:span text:style-name="T114">g</text:span></text:span><text:span text:style-name="BL_20_Plug_20_name">host</text:span> are disabled, in order to not interact with the DAW.</text:p>
      <text:p text:style-name="P3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Set the <text:span text:style-name="BL_20_Parameter">mode (1)</text:span> to <text:span text:style-name="BL_20_Parameter">VIEW</text:span> to display in real time the spectrogram of a playing track. The display will scroll horizontally as long as the track is playing. In this mode, all the <text:span text:style-name="BL_20_Parameter">edit</text:span> options and selection features are disabled.</text:p>
      <text:p text:style-name="P5"/>
      <text:p text:style-name="P5">To view in real time the spectrogram modifications of the sound of another effect, <text:span text:style-name="T67">one</text:span> instance of the <text:span text:style-name="BL_20_Plug_20_name"><text:span text:style-name="T114">g</text:span></text:span><text:span text:style-name="BL_20_Plug_20_name">host</text:span> plugin can be inserted before, and a second instance can be inserted after the given effect in the plugin chain.</text:p>
      <text:p text:style-name="P5"><text:span text:style-name="BL_20_Legend"/></text:p>
      <text:p text:style-name="P6"><text:span text:style-name="BL_20_Legend"><text:span text:style-name="T1"/></text:span></text:p>
      <text:p text:style-name="P5"/>
      <text:p text:style-name="P7">When <text:span text:style-name="BL_20_Plug_20_name"><text:span text:style-name="T114">g</text:span></text:span><text:span text:style-name="BL_20_Plug_20_name">host</text:span> is used as plugin, <text:span text:style-name="T68">it can also be used to capture, modify, then replace a selected part of a track (if the DAW enables this possibility).</text:span></text:p>
      <text:p text:style-name="P7"/>
      <text:p text:style-name="P12">To do so, select a part of the track, and disable the loop mode for playback. The part of the track must be played juste once, and the playback must stop just at the end of the selected part <text:span text:style-name="T87">(setup the DAW to do so).</text:span></text:p>
      <text:p text:style-name="P12"/>
      <text:p text:style-name="P113">In <text:span text:style-name="BL_20_Plug_20_name"><text:span text:style-name="T114">g</text:span></text:span><text:span text:style-name="BL_20_Plug_20_name">host</text:span><text:span text:style-name="T115"> </text:span>set the <text:span text:style-name="BL_20_Parameter">mode (1)</text:span> to <text:span text:style-name="BL_20_Parameter">capture</text:span>. Then play the loop once. The sound data will be accumulated in the plugin, and the accumulated data will be displayed as spectrogram progressively. Once the data of the selected part has been captured in the plugin, be careful <text:span text:style-name="T87">not to</text:span> delete or modify the selection in the <text:span text:style-name="T71">DAW</text:span>.</text:p>
      <text:p text:style-name="P10"/>
      <text:p text:style-name="P35"><text:span text:style-name="BL_20_Rem">NOTE:</text:span> If the region to capture is long, a “fa<text:span text:style-name="T100">ke</text:span>” bounce can be done, in order to make play <text:span text:style-name="T87">(and then capture) </text:span>the whole region more quickly.</text:p>
      <text:p text:style-name="P35"/>
      <text:p text:style-name="P54"><text:span text:style-name="BL_20_Rem">NOTE:</text:span> When used with Protools, it is highly recommended to make a “fa<text:span text:style-name="T100">ke</text:span>” bounce in order to capture. Otherwise, <text:span text:style-name="T97">if capturing in real time by simply playing the sound, </text:span>the captured signal <text:span text:style-name="T97">could be abnormally slightly shifted in time</text:span>.</text:p>
      <text:p text:style-name="P54"/>
      <text:p text:style-name="P11">Once the data corresponding to the selected part of the track has been captured, switch the <text:span text:style-name="BL_20_Parameter">mode (1)</text:span> value to <text:span text:style-name="BL_20_Parameter">edit</text:span>. <text:span text:style-name="T69">The spectrogram data can then be edited and played as described in the previous part of this document: </text:span><text:span text:style-name="T57">USAGE AS STANDALONE APPLICATION</text:span><text:span text:style-name="T69">.</text:span></text:p>
      <text:p text:style-name="P10"/>
      <text:p text:style-name="P13"><text:span text:style-name="BL_20_Rem">NOTE:</text:span> for playing the spectrogram sound with <text:span text:style-name="BL_20_Plug_20_name"><text:span text:style-name="T114">g</text:span></text:span><text:span text:style-name="BL_20_Plug_20_name">host</text:span> used as a plugin (in <text:span text:style-name="BL_20_Parameter">EDIT MODE</text:span>), some <text:span text:style-name="T71">DAWs</text:span> will require that the track is currently playing. <text:span text:style-name="T70">When used in this case, as expected, the output sound will not be the sound of the track played in the DAW, but the sound of the spectrogram playing from </text:span><text:span text:style-name="T64">g</text:span><text:span text:style-name="T58">host</text:span><text:span text:style-name="T70">.</text:span></text:p>
      <text:p text:style-name="P10"><text:s/></text:p>
      <text:p text:style-name="P14">When the editi<text:span text:style-name="T96">ng</text:span> of the spectrogram is satisfying, the <text:span text:style-name="BL_20_Parameter">mode (1)</text:span><text:span text:style-name="T56"> </text:span>can be set to <text:span text:style-name="T56">RENDER</text:span>, in order to write the result to <text:span text:style-name="T88">the </text:span>selected part of the current track. The options to be selected in the <text:span text:style-name="T71">DAW</text:span> to write to a track, when possible, vary depending on the DAW (see <text:span text:style-name="T61">APPENDIX</text:span><text:span text:style-name="T56"> I</text:span> for details).</text:p>
      <text:p text:style-name="P14"/>
      <text:h text:style-name="P112" text:outline-level="1"><text:span text:style-name="T112">The </text:span><text:span text:style-name="BL_20_Parameter">MON (</text:span><text:span text:style-name="BL_20_Parameter"><text:span text:style-name="T111">2</text:span></text:span><text:span text:style-name="BL_20_Parameter">)</text:span><text:span text:style-name="T112"> button makes possible to </text:span><text:span text:style-name="T110">process</text:span><text:span text:style-name="T112"> even when the DAW’s transport is not playing. This makes possible to use it when the DAW is in monitor mode </text:span><text:span text:style-name="T113">without playing.</text:span></text:h>
      <text:h text:style-name="P77" text:outline-level="1"><text:soft-page-break/>EX<text:span text:style-name="T55">A</text:span>MPLES <text:span text:style-name="T55">of use</text:span></text:h>
      <text:p text:style-name="P16">Suppressing some particular sounds in a sound file <text:span text:style-name="T65">(and keeping the rest untouched)</text:span></text:p>
      <text:p text:style-name="P4"><text:span text:style-name="T64">g</text:span><text:span text:style-name="T56">host</text:span> can be used to smartly suppress particular sounds in a sound file. For example people speaking during a sound recording, <text:span text:style-name="T65">and accidentally recorded with it.</text:span> To do this, the speaking voices will be selected in the spectrogram, and <text:span text:style-name="T89">erased </text:span>either using inpaint, or cutting, or decreasing the gain, or even pasting another part of the spectrogram over <text:span text:style-name="T65">them.</text:span></text:p>
      <text:p text:style-name="P15">Spectrogram editing is particularly well designed for this task, and will avoid suppressing interesting frequencies while suppressing speaking voices frequencies. Moreover, with spectrogram visualization, the speaking voices will be identified instantly in the recorded file.</text:p>
      <text:p text:style-name="P15"/>
      <text:p text:style-name="P17"><text:span text:style-name="T72">V</text:span>ie<text:span text:style-name="T89">w</text:span> the <text:span text:style-name="T72">modification </text:span>of the sound of another effect in real time</text:p>
      <text:p text:style-name="P8">To view in real time the spectrogram modifications of the sound of another effect, <text:span text:style-name="T67">one</text:span> instance of the <text:span text:style-name="BL_20_Plug_20_name"><text:span text:style-name="T114">g</text:span></text:span><text:span text:style-name="BL_20_Plug_20_name">host</text:span> plugin can be inserted before, and a second instance can be inserted after the given effect in the plugin chain.</text:p>
      <text:p text:style-name="P8"/>
      <text:p text:style-name="P26">Detect particular audio events in a long sound file and save them to disk</text:p>
      <text:p text:style-name="P50">When inspecting a long audio file, spectrogram visualization can be very useful to detect particular events, without having to listen to the whole sound file. Once the interesting sound events have been detected in the long sound file, they can be selected and directly saved to disk.</text:p>
      <text:p text:style-name="P59"/>
      <text:p text:style-name="P58">FAQ</text:p>
      <text:p text:style-name="P20">What is the maximum supported sound file length?</text:p>
      <text:p text:style-name="P20"/>
      <text:p text:style-name="P44">It depends on the memory and CPU capacity of the computer <text:span text:style-name="T91">that is </text:span>used. On a “standard” computer, a stereo file <text:span text:style-name="T91">until about </text:span><text:span text:style-name="T111">2</text:span>0mn length can be opened and edited.</text:p>
      <text:p text:style-name="P21"/>
      <text:p text:style-name="P21"/>
      <text:p text:style-name="P22">With long files, the zoom and <text:span text:style-name="T92">interaction with</text:span> the spectrogram is slower than with short files</text:p>
      <text:p text:style-name="P45"/>
      <text:p text:style-name="P69"><text:span text:style-name="T1">The waveform takes a large amount of power to be displayed in the current </text:span><text:span text:style-name="BL_20_Plug_20_name"><text:span text:style-name="T49">g</text:span></text:span><text:span text:style-name="BL_20_Plug_20_name"><text:span text:style-name="T1">host</text:span></text:span><text:span text:style-name="T1"> version. To fasten the display and the navigation, you can hide the waveform by setting the </text:span><text:span text:style-name="BL_20_Parameter"><text:span text:style-name="T1">spec/wav </text:span></text:span><text:span text:style-name="BL_20_Parameter"><text:span text:style-name="T36">(13)</text:span></text:span><text:span text:style-name="T1"> knob to 0 </text:span><text:span text:style-name="T37">to increase the navigation speed.</text:span></text:p>
      <text:p text:style-name="P51"/>
      <text:p text:style-name="P20">When playing the sound of the spectrogram, the sound sometimes crackles</text:p>
      <text:p text:style-name="P20"/>
      <text:p text:style-name="P68"><text:span text:style-name="T1">If </text:span><text:span text:style-name="BL_20_Plug_20_name"><text:span text:style-name="T49">g</text:span></text:span><text:span text:style-name="BL_20_Plug_20_name"><text:span text:style-name="T1">host</text:span></text:span><text:span text:style-name="T1"> is launched as a standalone application, go to menu </text:span><text:span text:style-name="T2">File </text:span><text:span text:style-name="T1">(or BL-Ghost on Mac)</text:span><text:span text:style-name="T2"> → Preferences…</text:span><text:span text:style-name="T1"> and try to change the </text:span><text:span text:style-name="T2">IO Vector Size</text:span><text:span text:style-name="T1"> parameter in the </text:span><text:span text:style-name="T2">Audio Settings</text:span><text:span text:style-name="T1">. <text:s/>A good value is 1024 for example. You can also try to change the </text:span><text:span text:style-name="T2">Driver Type</text:span><text:span text:style-name="T1"> or the </text:span><text:span text:style-name="T2">Input</text:span><text:span text:style-name="T1"> or </text:span><text:span text:style-name="T2">Output Device </text:span><text:span text:style-name="T1">in the </text:span><text:span text:style-name="T2">Audio Settings.</text:span></text:p>
      <text:p text:style-name="P20"/>
      <text:p text:style-name="P68"><text:span text:style-name="T1">If </text:span><text:span text:style-name="BL_20_Plug_20_name"><text:span text:style-name="T49">g</text:span></text:span><text:span text:style-name="BL_20_Plug_20_name"><text:span text:style-name="T1">host</text:span></text:span><text:span text:style-name="T1"> is launched as a plugin inside a DAW, </text:span><text:span text:style-name="T37">you can </text:span><text:span text:style-name="T1">try to change the buffer size in the DAW.</text:span></text:p>
      <text:p text:style-name="P44"/>
      <text:p text:style-name="P44">Particularly if the sound crackles under <text:span text:style-name="T56">Protools</text:span>, go to <text:span text:style-name="T56">Setup → Playback Engine</text:span>, and uncheck the option <text:span text:style-name="T56">Ignore Errors During Playback/Record</text:span>.</text:p>
      <text:p text:style-name="P46"/>
      <text:p text:style-name="P25"/>
      <text:p text:style-name="P25">When capturing with Protools, the captured signal seems to have a small delay</text:p>
      <text:p text:style-name="P47"/>
      <text:p text:style-name="P48">When used with Protools, it is highly recommended to make a “fa<text:span text:style-name="T100">ke</text:span>” bounce in order to capture. Otherwise, <text:span text:style-name="T97">if capturing in real time by simply playing the sound, </text:span>the captured signal <text:span text:style-name="T97">could be abnormally slightly shifted in time</text:span>.</text:p>
      <text:p text:style-name="P58"><text:span text:style-name="T84">APPENDIX</text:span> I – <text:span text:style-name="T73">USAGE with some SPECIFIC DAWs</text:span></text:p>
      <text:p text:style-name="P66"><text:span text:style-name="T1">This </text:span><text:span text:style-name="T38">appendix</text:span><text:span text:style-name="T1"> describes how to use </text:span><text:span text:style-name="BL_20_Plug_20_name"><text:span text:style-name="T49">g</text:span></text:span><text:span text:style-name="BL_20_Plug_20_name"><text:span text:style-name="T1">host</text:span></text:span><text:span text:style-name="T1"> directly inside some specific DAWs. If the DAW you are using is not listed above, you can try either to make a “bounce in place” on a track, or to launch the </text:span><text:span text:style-name="T13">g</text:span><text:span text:style-name="T2">host</text:span><text:span text:style-name="T1"> application from inside the DAW as a defined external editor.</text:span></text:p>
      <text:p text:style-name="P41"/>
      <text:p text:style-name="P59">Protools</text:p>
      <text:p text:style-name="P40">Two methods are possible for using <text:span text:style-name="BL_20_Plug_20_name"><text:span text:style-name="T114">g</text:span></text:span><text:span text:style-name="BL_20_Plug_20_name">host</text:span> inside <text:span text:style-name="T94">Protools:</text:span></text:p>
      <text:p text:style-name="P40"/>
      <text:p text:style-name="P23">Using Protools AudioSuite:</text:p>
      <text:p text:style-name="P23"/>
      <text:p text:style-name="P40">- <text:span text:style-name="T94">Make a selection in Protools</text:span></text:p>
      <text:p text:style-name="P40">- <text:span text:style-name="T94">Launch AudioSuite→Other→</text:span><text:span text:style-name="T116">bl</text:span><text:span text:style-name="T94"> </text:span><text:span text:style-name="T116">g</text:span><text:span text:style-name="T94">host</text:span></text:p>
      <text:p text:style-name="P40">- <text:span text:style-name="T94">In </text:span><text:span text:style-name="BL_20_Plug_20_name"><text:span text:style-name="T114">g</text:span></text:span><text:span text:style-name="BL_20_Plug_20_name">host</text:span><text:span text:style-name="T94">, select the </text:span><text:span text:style-name="BL_20_Parameter">CAPTURE</text:span><text:span text:style-name="T94"> mode</text:span></text:p>
      <text:p text:style-name="P40">- <text:span text:style-name="T94">Click the </text:span><text:span text:style-name="T63">Render button of AudioSuite</text:span><text:span text:style-name="T94">, in order to fill the spectrogram in </text:span><text:span text:style-name="BL_20_Plug_20_name"><text:span text:style-name="T114">g</text:span></text:span><text:span text:style-name="BL_20_Plug_20_name">host</text:span></text:p>
      <text:p text:style-name="P40">- <text:span text:style-name="T94">In </text:span><text:span text:style-name="T64">g</text:span><text:span text:style-name="T63">host</text:span><text:span text:style-name="T94">, select the </text:span><text:span text:style-name="BL_20_Parameter">EDIT</text:span><text:span text:style-name="T94"> mode and make modifications to the spectrogram</text:span></text:p>
      <text:p text:style-name="P52">(to be able to play the sound during editi<text:span text:style-name="T96">ng</text:span> in <text:span text:style-name="BL_20_Plug_20_name"><text:span text:style-name="T114">g</text:span></text:span><text:span text:style-name="BL_20_Plug_20_name">host</text:span>, the <text:span text:style-name="T56">Preview Processing</text:span> button must be <text:span text:style-name="T56">checked</text:span> in AudioSuite)</text:p>
      <text:p text:style-name="P52">- When the modifications of the spectrogram are satisfying, select the <text:span text:style-name="BL_20_Parameter">RENDER</text:span> mode in <text:span text:style-name="BL_20_Plug_20_name"><text:span text:style-name="T114">g</text:span></text:span><text:span text:style-name="BL_20_Plug_20_name">host</text:span>, verify that the <text:span text:style-name="T56">Preview Processing</text:span> button in <text:span text:style-name="T56">unchecked</text:span> in AudioSuite, and click the <text:span text:style-name="T56">Render button of AudioSuite</text:span></text:p>
      <text:p text:style-name="P40"/>
      <text:p text:style-name="P40"/>
      <text:p text:style-name="P24">Using Track Commit:</text:p>
      <text:p text:style-name="P27"/>
      <text:p text:style-name="P2">- <text:span text:style-name="T81">S</text:span>elect a clip</text:p>
      <text:p text:style-name="P2">- <text:span text:style-name="T81">M</text:span>ake sure <text:span text:style-name="T74">the </text:span>play<text:span text:style-name="T74">back</text:span> will not loop</text:p>
      <text:p text:style-name="P2">- <text:span text:style-name="T81">Capture in </text:span><text:span text:style-name="T64">g</text:span><text:span text:style-name="T59">host </text:span><text:span text:style-name="T98">(by making a “fa</text:span><text:span text:style-name="T99">ke</text:span><text:span text:style-name="T98">” bounce)</text:span></text:p>
      <text:p text:style-name="P2">- <text:span text:style-name="T81">E</text:span>dit in <text:span text:style-name="T64">g</text:span><text:span text:style-name="T56">host</text:span></text:p>
      <text:p text:style-name="P49">- Switch to Render mode</text:p>
      <text:p text:style-name="P2">- <text:span text:style-name="T74">In Protools, choose </text:span><text:span text:style-name="T56">Track→Commit</text:span> (Choose <text:span text:style-name="T56">Selected Track</text:span> <text:span text:style-name="T74">in order </text:span>to keep the other clips in the new track)</text:p>
      <text:p text:style-name="P2"/>
      <text:p text:style-name="P2">The result will be generated in a new track.</text:p>
      <text:p text:style-name="P2"/>
      <text:p text:style-name="P42"><text:span text:style-name="T74">You can also start by making a copy of the playlist: </text:span><text:span text:style-name="T59">Playlist→Duplicate</text:span><text:span text:style-name="T74">, a</text:span>nd <text:span text:style-name="T74">then </text:span>choose <text:span text:style-name="T74">the option </text:span><text:span text:style-name="T56">Source Track→Delete</text:span>. <text:span text:style-name="T74">In this way there will not be a duplicated track at the end, but a single new track containing the copy of the original track in one playlist, and the modified track in a second playlist.</text:span></text:p>
      <text:p text:style-name="P2"/>
      <text:p text:style-name="P31"><text:span text:style-name="BL_20_Rem">NOTE:</text:span> The <text:span text:style-name="BL_20_Plug_20_name"><text:span text:style-name="T114">g</text:span></text:span><text:span text:style-name="BL_20_Plug_20_name">host</text:span> plugin will not be present in the new track.</text:p>
      <text:p text:style-name="P31"/>
      <text:p text:style-name="P27"><text:span text:style-name="BL_20_Rem">NOTE:</text:span> <text:span text:style-name="T95">With this method,</text:span> operation can only be done on full clips, not on detailed selection inside a clip.</text:p>
      <text:p text:style-name="P36"/>
      <text:p text:style-name="P59"><text:soft-page-break/>REAPER</text:p>
      <text:p text:style-name="P39">Two methods are possible for using <text:span text:style-name="BL_20_Plug_20_name"><text:span text:style-name="T114">g</text:span></text:span><text:span text:style-name="BL_20_Plug_20_name">host</text:span> inside <text:span text:style-name="T93">Reaper:</text:span></text:p>
      <text:p text:style-name="P39"/>
      <text:p text:style-name="P19">Using <text:span text:style-name="T93">render tracks</text:span>:</text:p>
      <text:p text:style-name="P39"/>
      <text:p text:style-name="P39">- Select a region</text:p>
      <text:p text:style-name="P39">- Select <text:span text:style-name="BL_20_Parameter">CAPTURE</text:span> in <text:span text:style-name="BL_20_Plug_20_name"><text:span text:style-name="T114">g</text:span></text:span><text:span text:style-name="BL_20_Plug_20_name">host</text:span></text:p>
      <text:p text:style-name="P39">- Make a “fa<text:span text:style-name="T100">ke</text:span>” bounce in <text:span text:style-name="T93">Reaper</text:span> to make the plugin capture the data </text:p>
      <text:p text:style-name="P39">- Edit in <text:span text:style-name="BL_20_Plug_20_name"><text:span text:style-name="T114">g</text:span></text:span><text:span text:style-name="BL_20_Plug_20_name">host</text:span></text:p>
      <text:p text:style-name="P39"><text:span text:style-name="BL_20_Plug_20_name">- </text:span><text:span text:style-name="T90">Select </text:span><text:span text:style-name="BL_20_Parameter">render</text:span><text:span text:style-name="T90"> in </text:span><text:span text:style-name="BL_20_Plug_20_name"><text:span text:style-name="T114">g</text:span></text:span><text:span text:style-name="BL_20_Plug_20_name">host</text:span></text:p>
      <text:p text:style-name="P39">- In <text:span text:style-name="T93">Reaper</text:span>, choose <text:span text:style-name="T62">Track</text:span><text:span text:style-name="T56">→</text:span><text:span text:style-name="T62">Render/freeze tracks→Render tracks to (mono/stereo) stem tracks </text:span></text:p>
      <text:p text:style-name="P39"/>
      <text:p text:style-name="P29"><text:span text:style-name="BL_20_Rem">NOTE:</text:span> <text:span text:style-name="T93">be careful to keep the same selection in Reaper after </text:span><text:span text:style-name="BL_20_Parameter">CAPTURE</text:span><text:span text:style-name="T93"> and until Render track.</text:span></text:p>
      <text:p text:style-name="P29"/>
      <text:p text:style-name="P30"><text:span text:style-name="BL_20_Rem">NOTE:</text:span> <text:span text:style-name="T80">T</text:span>he operation can only be done on full <text:span text:style-name="T82">region</text:span>, not on detailed selection inside a <text:span text:style-name="T82">region</text:span>.</text:p>
      <text:p text:style-name="P30"/>
      <text:p text:style-name="P30"/>
      <text:p text:style-name="P39"><text:span text:style-name="T56">Using </text:span><text:span text:style-name="T64">g</text:span><text:span text:style-name="T56">host as external editor </text:span><text:span text:style-name="T62">in Reaper</text:span><text:span text:style-name="T56">:</text:span></text:p>
      <text:p text:style-name="P19"/>
      <text:p text:style-name="P32">In Reaper, the <text:span text:style-name="BL_20_Plug_20_name"><text:span text:style-name="T114">g</text:span></text:span><text:span text:style-name="BL_20_Plug_20_name">host</text:span> application can be used as an external editor, which will be launched inside Reaper to edit a specific region.</text:p>
      <text:p text:style-name="P32"/>
      <text:p text:style-name="P33">To define <text:span text:style-name="T90">the </text:span><text:span text:style-name="BL_20_Plug_20_name"><text:span text:style-name="T114">g</text:span></text:span><text:span text:style-name="BL_20_Plug_20_name">host</text:span> <text:span text:style-name="T90">application </text:span>as an external editor for Reaper, <text:span text:style-name="T81">do as </text:span>follow:</text:p>
      <text:p text:style-name="P33"><text:span text:style-name="T90">In Reaper, go to </text:span><text:span text:style-name="T60">Preferences→External Editors→Add</text:span><text:span text:style-name="T81">, and browse for the </text:span><text:span text:style-name="BL_20_Plug_20_name"><text:span text:style-name="T114">gh</text:span></text:span><text:span text:style-name="BL_20_Plug_20_name">ost</text:span><text:span text:style-name="T81"> application.</text:span></text:p>
      <text:p text:style-name="P33"/>
      <text:p text:style-name="P34">To use <text:span text:style-name="BL_20_Plug_20_name"><text:span text:style-name="T114">gho</text:span></text:span><text:span text:style-name="BL_20_Plug_20_name">st</text:span> to edit a region of a track in Reaper, right-click on the region, choose <text:span text:style-name="T56">Open items in editor</text:span>, and then <text:span text:style-name="T56">Open items in BL-Ghost</text:span>. When the editing is finished, press <text:span text:style-name="BL_20_Parameter">Save</text:span> in the <text:span text:style-name="T64">g</text:span><text:span text:style-name="T56">host</text:span> application and close it.</text:p>
      <text:p text:style-name="P34"/>
      <text:p text:style-name="P43">The modifications of the region by <text:span text:style-name="T64">g</text:span><text:span text:style-name="T56">host</text:span> will be automatically transmitted to Reaper.</text:p>
      <text:p text:style-name="P59"/>
      <text:p text:style-name="P58">Logic Pro X</text:p>
      <text:p text:style-name="P37">Two methods are possible for using <text:span text:style-name="BL_20_Plug_20_name"><text:span text:style-name="T114">g</text:span></text:span><text:span text:style-name="BL_20_Plug_20_name">host</text:span> inside Logic Pro X:</text:p>
      <text:p text:style-name="P37"/>
      <text:p text:style-name="P37"/>
      <text:p text:style-name="P18">Using bounce in place:</text:p>
      <text:p text:style-name="P37"/>
      <text:p text:style-name="P37">- Select a full region</text:p>
      <text:p text:style-name="P37">- Select <text:span text:style-name="BL_20_Parameter">CAPTURE</text:span> in <text:span text:style-name="BL_20_Plug_20_name"><text:span text:style-name="T114">g</text:span></text:span><text:span text:style-name="BL_20_Plug_20_name">host</text:span></text:p>
      <text:p text:style-name="P37">- Make a “fa<text:span text:style-name="T100">ke</text:span>” bounce in Logic Pro X to make the plugin capture the data </text:p>
      <text:p text:style-name="P37">- Edit in <text:span text:style-name="BL_20_Plug_20_name"><text:span text:style-name="T114">g</text:span></text:span><text:span text:style-name="BL_20_Plug_20_name">host</text:span></text:p>
      <text:p text:style-name="P37"><text:span text:style-name="BL_20_Plug_20_name">- </text:span><text:span text:style-name="T90">Select </text:span><text:span text:style-name="BL_20_Parameter">render</text:span><text:span text:style-name="T90"> in </text:span><text:span text:style-name="BL_20_Plug_20_name"><text:span text:style-name="T114">g</text:span></text:span><text:span text:style-name="BL_20_Plug_20_name">host</text:span></text:p>
      <text:p text:style-name="P37">- In Logic Pro X, choose <text:span text:style-name="T56">Region→Bounce in place</text:span></text:p>
      <text:p text:style-name="P37"/>
      <text:p text:style-name="P28"><text:span text:style-name="BL_20_Rem">NOTE:</text:span> <text:span text:style-name="T80">T</text:span>he operation can only be done on full <text:span text:style-name="T82">region</text:span>, not on detailed selection inside a <text:span text:style-name="T82">region</text:span>.</text:p>
      <text:p text:style-name="P28"/>
      <text:p text:style-name="P37"><text:span text:style-name="BL_20_Rem">NOTE:</text:span> In order to play the sound in <text:span text:style-name="BL_20_Plug_20_name"><text:span text:style-name="T114">g</text:span></text:span><text:span text:style-name="BL_20_Plug_20_name">host</text:span> <text:span text:style-name="T90">while </text:span>in <text:span text:style-name="BL_20_Parameter">edit</text:span> <text:span text:style-name="BL_20_Parameter">mode</text:span>, the track in Logic Pro X must be currently playing.</text:p>
      <text:p text:style-name="P37"/>
      <text:p text:style-name="P37"/>
      <text:p text:style-name="P18">Using <text:span text:style-name="T116">g</text:span>host as external editor <text:span text:style-name="T93">in Logic Pro X</text:span>:</text:p>
      <text:p text:style-name="P37"/>
      <text:p text:style-name="P37">To define <text:span text:style-name="BL_20_Plug_20_name"><text:span text:style-name="T114">g</text:span></text:span><text:span text:style-name="BL_20_Plug_20_name">host </text:span>as external editor <text:span text:style-name="T90">for Logic Pro X</text:span>, do as follow:</text:p>
      <text:p text:style-name="P37">In Logic Pro X, go to <text:span text:style-name="T56">Preferences→Audio→Audio File Editor→</text:span><text:span text:style-name="T76">External Sample Editor</text:span><text:span text:style-name="T77">, and choose the </text:span><text:span text:style-name="BL_20_Plug_20_name"><text:span text:style-name="T79">g</text:span></text:span><text:span text:style-name="BL_20_Plug_20_name"><text:span text:style-name="T75">host</text:span></text:span><text:span text:style-name="T77"> application.</text:span></text:p>
      <text:p text:style-name="P67"/>
      <text:p text:style-name="P37"><text:span text:style-name="T77">To use </text:span><text:span text:style-name="BL_20_Plug_20_name"><text:span text:style-name="T79">g</text:span></text:span><text:span text:style-name="BL_20_Plug_20_name"><text:span text:style-name="T75">host</text:span></text:span><text:span text:style-name="T77"> as external editor in Logic Pro X, follow </text:span><text:span text:style-name="T78">these steps</text:span><text:span text:style-name="T77">:</text:span></text:p>
      <text:p text:style-name="P37">- In Logic Pro X, double-click on a region to open the <text:span text:style-name="T56">Sample editor</text:span></text:p>
      <text:p text:style-name="P37">- <text:span text:style-name="T83">T</text:span>hen <text:span text:style-name="T83">choose </text:span><text:span text:style-name="T56">Edit-&gt;Open in </text:span><text:span text:style-name="T64">g</text:span><text:span text:style-name="T56">host</text:span></text:p>
      <text:p text:style-name="P38">- Edit <text:span text:style-name="T83">and save </text:span>in <text:span text:style-name="BL_20_Plug_20_name"><text:span text:style-name="T114">g</text:span></text:span><text:span text:style-name="BL_20_Plug_20_name">host</text:span></text:p>
      <text:p text:style-name="P38"><text:span text:style-name="BL_20_Plug_20_name"><text:span text:style-name="T1"/></text:span></text:p>
      <text:p text:style-name="P41"><text:span text:style-name="T56">NOTE:</text:span> <text:span text:style-name="T90">B</text:span>e careful that the sound file will be modified directly on disk.</text:p>
      <text:p text:style-name="P41"/>
      <text:p text:style-name="P53"><text:span text:style-name="BL_20_Rem">NOTE:</text:span> If the <text:span text:style-name="T56">External Sample Editor</text:span> option is not visible in Logic Pro X, go to <text:span text:style-name="T56">Preferences→Advanced</text:span> and check the <text:span text:style-name="T56">Audio</text:span> op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 Sans" svg:font-family="'Open Sans'" style:font-adornments="Bold" style:font-family-generic="swiss" style:font-pitch="variable"/>
    <style:font-face style:name="Poppins ExtraBold" svg:font-family="'Poppins ExtraBold'" style:font-pitch="variable"/>
    <style:font-face style:name="Tahoma" svg:font-family="Tahoma" style:font-adornments="Negreta" style:font-family-generic="swiss" style:font-pitch="variable"/>
    <style:font-face style:name="Tahoma1" svg:font-family="Tahoma" style:font-family-generic="swiss" style:font-pitch="variable"/>
    <style:font-face style:name="Tahoma2" svg:font-family="Tahoma" style:font-adornments="Normal" style:font-family-generic="swiss" style:font-pitch="variable"/>
  </office:font-face-decls>
  <office:styles>
    <draw:fill-image draw:name="BL-Logo-v3" xlink:href="Pictures/10000001000004D8000006DA1A5FBF0DC1B4ACA4.png" xlink:type="simple" xlink:show="embed" xlink:actuate="onLoad"/>
    <draw:fill-image draw:name="BlueLabAudio-Logo-v3-2" xlink:href="Pictures/100000010000080000000800BEA90DC1B8C79D92.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L_20_Cover" style:display-name="BL Cover" style:family="paragraph" style:parent-style-name="Heading">
      <style:paragraph-properties style:writing-mode="pag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L_20_Title" style:display-name="BL Title" style:family="paragraph" style:parent-style-name="Title">
      <style:paragraph-properties style:writing-mode="page"/>
      <style:text-properties fo:text-transform="uppercase" fo:color="#808080" loext:opacity="100%" style:font-name="Tahoma" fo:font-family="Tahoma" style:font-style-name="Negreta" style:font-family-generic="swiss" style:font-pitch="variable" fo:font-weight="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BL_20_Heading_20_1" style:display-name="BL Heading 1" style:family="paragraph" style:parent-style-name="Heading_20_1" style:default-outline-level="" style:list-style-name="">
      <style:paragraph-properties style:writing-mode="page"/>
      <style:text-properties fo:text-transform="uppercase" fo:color="#333333" loext:opacity="100%" fo:background-color="transparent"/>
    </style:style>
    <style:style style:name="BL_20_Paragraph" style:display-name="BL Paragraph" style:family="paragraph" style:parent-style-name="Standard">
      <style:paragraph-properties style:writing-mode="page"/>
      <style:text-properties fo:color="#333333" loext:opacity="100%" style:font-name="Tahoma1" fo:font-family="Tahoma" style:font-family-generic="swiss" style:font-pitch="variable" officeooo:rsid="00140ef7"/>
    </style:style>
    <style:style style:name="BL_20_Parameter" style:display-name="BL Parameter" style:family="paragraph" style:parent-style-name="BL_20_Paragraph"/>
    <style:style style:name="BL_20_Company" style:display-name="BL Company" style:family="paragraph" style:parent-style-name="Standard">
      <style:paragraph-properties fo:text-align="center" style:justify-single-word="false" style:writing-mode="page"/>
      <style:text-properties fo:color="#0000ff" loext:opacity="100%" officeooo:rsid="0032a7a7" style:font-size-asian="10.5pt"/>
    </style:style>
    <style:style style:name="BL_20_Cover_20_URL" style:display-name="BL Cover URL" style:family="paragraph" style:master-page-name="">
      <loext:graphic-properties draw:fill="none" draw:fill-color="#729fcf"/>
      <style:paragraph-properties fo:text-align="center" style:justify-single-word="false" style:page-number="auto" fo:background-color="transparent" style:shadow="none" style:writing-mode="page">
        <style:tab-stops/>
      </style:paragraph-properties>
      <style:text-properties style:use-window-font-color="true" loext:opacity="0%" fo:font-size="14pt" style:text-underline-style="solid" style:text-underline-width="auto" style:text-underline-color="font-color" fo:background-color="transparent"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BL_20_Heading_20_4" style:display-name="BL Heading 4" style:family="paragraph" style:parent-style-name="Heading_20_4" style:default-outline-level="" style:list-style-name="">
      <style:paragraph-properties style:writing-mode="page"/>
      <style:text-properties fo:text-transform="uppercase" fo:color="#333333" loext:opacity="10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_20_-_20_BlueLab" style:display-name="Title - BlueLab" style:family="paragraph" style:parent-style-name="Title"/>
    <style:style style:name="Title_20_-_20_PlugName" style:display-name="Title - PlugName" style:family="paragraph" style:parent-style-name="Title"/>
    <style:style style:name="BL_20_Parameter" style:display-name="BL Parameter" style:family="text">
      <style:text-properties fo:text-transform="uppercase" fo:color="#333333" loext:opacity="100%" style:font-name="Tahoma1" fo:font-family="Tahoma" style:font-family-generic="swiss" style:font-pitch="variable" fo:font-size="11pt" fo:font-weight="bold" officeooo:rsid="00140ef7" style:font-size-asian="10.5pt" style:font-weight-asian="bold" style:font-weight-complex="bold"/>
    </style:style>
    <style:style style:name="BL_20_Reference" style:display-name="BL Reference" style:family="text">
      <style:text-properties style:font-name="Tahoma1" fo:font-family="Tahoma" style:font-family-generic="swiss" style:font-pitch="variable" fo:font-size="10pt" fo:font-style="normal" officeooo:rsid="00140ef7" style:font-size-asian="10pt" style:font-style-asian="normal" style:font-size-complex="10pt" style:font-style-complex="normal"/>
    </style:style>
    <style:style style:name="Definition" style:family="text"/>
    <style:style style:name="BL_20_Reference_20_Title" style:display-name="BL Reference Title" style:family="text" style:parent-style-name="BL_20_Reference">
      <style:text-properties fo:color="#333333" loext:opacity="100%" style:font-name="Tahoma1" fo:font-family="Tahoma" style:font-family-generic="swiss" style:font-pitch="variable" fo:font-size="10pt" fo:font-style="normal" fo:font-weight="bold" officeooo:rsid="00140ef7" style:font-size-asian="10pt" style:font-style-asian="normal" style:font-weight-asian="bold" style:font-size-complex="10pt" style:font-style-complex="normal" style:font-weight-complex="bold"/>
    </style:style>
    <style:style style:name="BL_20_Param_20_Ref" style:display-name="BL Param Ref" style:family="text">
      <style:text-properties fo:color="#333333" loext:opacity="100%" style:font-name="Tahoma1" fo:font-family="Tahoma" style:font-family-generic="swiss" style:font-pitch="variable" fo:font-size="10pt" fo:font-style="normal" fo:font-weight="bold" officeooo:rsid="0029e007" style:font-size-asian="10.5pt" style:font-weight-asian="normal" style:font-weight-complex="normal" loext:shadow="none"/>
    </style:style>
    <style:style style:name="BL_20_Plug_20_name" style:display-name="BL Plug name" style:family="text">
      <style:text-properties fo:font-variant="normal" fo:text-transform="none" fo:color="#333333" loext:opacity="100%" style:font-name="Tahoma1" fo:font-family="Tahoma" style:font-family-generic="swiss" style:font-pitch="variable" fo:font-weight="bold" officeooo:rsid="00140ef7" style:font-size-asian="10.5pt" style:font-weight-asian="bold" style:font-weight-complex="bold"/>
    </style:style>
    <style:style style:name="BL_20_Company" style:display-name="BL Company" style:family="text">
      <style:text-properties fo:color="#4b4b4b" loext:opacity="100%" style:font-name="Tahoma" fo:font-family="Tahoma" style:font-style-name="Negreta" style:font-family-generic="swiss" style:font-pitch="variable" fo:font-size="16pt" fo:font-weight="bold" officeooo:rsid="0032a7a7" fo:background-color="transparent" style:font-size-asian="10.5pt" loext:shadow="none"/>
    </style:style>
    <style:style style:name="Endnote_20_anchor" style:display-name="Endnote anchor" style:family="text">
      <style:text-properties style:text-position="super 58%"/>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BL_20_Conver_20_URL" style:display-name="BL Conver URL" style:family="text">
      <style:text-properties fo:color="#5252ff" loext:opacity="100%" style:font-name="Tahoma2" fo:font-family="Tahoma" style:font-style-name="Normal" style:font-family-generic="swiss" style:font-pitch="variable" fo:font-size="16pt" fo:language="en" fo:country="US" style:text-underline-style="solid" style:text-underline-width="auto" style:text-underline-color="font-color" fo:font-weight="bold" officeooo:rsid="005eb5a4" fo:background-color="transparent" style:font-size-asian="10.5pt" style:language-asian="zxx" style:country-asian="none" style:font-weight-asian="bold" style:language-complex="zxx" style:country-complex="none"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L_20_Footer_20_version" style:display-name="BL Footer version" style:family="text">
      <style:text-properties fo:color="#4b4b4b" loext:opacity="100%" style:font-name="Tahoma" fo:font-family="Tahoma" style:font-style-name="Negreta" style:font-family-generic="swiss" style:font-pitch="variable" fo:font-size="10pt" style:text-underline-style="none" fo:font-weight="normal" officeooo:rsid="003def74" fo:background-color="transparent" style:font-size-asian="10.5pt" style:font-weight-asian="bold" style:font-weight-complex="bold" loext:shadow="none"/>
    </style:style>
    <style:style style:name="BL_20_Legend" style:display-name="BL Legend" style:family="text">
      <style:text-properties fo:color="#1c1c1c" loext:opacity="100%" style:font-name="Tahoma1" fo:font-family="Tahoma" style:font-family-generic="swiss" style:font-pitch="variable" fo:font-size="10pt" fo:font-weight="bold" officeooo:rsid="00b49c96" style:font-size-asian="10.5pt"/>
    </style:style>
    <style:style style:name="BL_20_Curve" style:display-name="BL Curve" style:family="text">
      <style:text-properties fo:text-transform="uppercase" fo:color="#666666" loext:opacity="100%" style:font-name="Tahoma1" fo:font-family="Tahoma" style:font-family-generic="swiss" style:font-pitch="variable" fo:font-size="10pt" fo:font-style="normal" fo:font-weight="bold" officeooo:rsid="00140ef7" style:font-size-asian="10.5pt"/>
    </style:style>
    <style:style style:name="BL_20_Rem" style:display-name="BL Rem" style:family="text">
      <style:text-properties fo:color="#333333" loext:opacity="100%" style:font-name="Tahoma1" fo:font-family="Tahoma" style:font-family-generic="swiss" style:font-pitch="variable" fo:font-weight="bold" officeooo:rsid="005d2100" style:font-weight-asian="bold" style:font-weight-complex="bold"/>
    </style:style>
    <style:style style:name="BL_20_BlueLab_20_Title" style:display-name="BL BlueLab Title" style:family="text">
      <style:text-properties fo:color="#5252ff" loext:opacity="100%" style:font-name="Poppins ExtraBold" fo:font-family="'Poppins ExtraBold'" style:font-pitch="variable" fo:font-size="28pt" fo:font-weight="bold" style:font-name-asian="Arial Unicode MS" style:font-family-asian="'Arial Unicode MS'" style:font-family-generic-asian="system" style:font-pitch-asian="variable" style:font-size-asian="28pt" style:font-weight-asian="bold" style:font-name-complex="Arial Unicode MS" style:font-family-complex="'Arial Unicode MS'" style:font-family-generic-complex="system" style:font-pitch-complex="variable" style:font-size-complex="28pt" style:font-weight-complex="bold"/>
    </style:style>
    <style:style style:name="BL_20_plugname" style:display-name="BL plugname" style:family="text">
      <style:text-properties fo:color="#ebf2fa" loext:opacity="100%" style:font-name="Open Sans" fo:font-family="'Open Sans'" style:font-style-name="Bold" style:font-family-generic="swiss" style:font-pitch="variable" fo:font-size="28pt" fo:font-weight="normal" officeooo:rsid="00fb4edd" style:font-name-asian="Arial Unicode MS" style:font-family-asian="'Arial Unicode MS'" style:font-family-generic-asian="system" style:font-pitch-asian="variable" style:font-size-asian="28pt" style:font-weight-asian="normal" style:font-name-complex="Arial Unicode MS" style:font-family-complex="'Arial Unicode MS'" style:font-family-generic-complex="system" style:font-pitch-complex="variable" style:font-size-complex="28pt"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Footer-Table" style:family="table">
      <style:table-properties style:width="8.2701in" table:align="margins" style:writing-mode="page"/>
    </style:style>
    <style:style style:name="Footer-Table.A" style:family="table-column">
      <style:table-column-properties style:column-width="3in" style:rel-column-width="23772*"/>
    </style:style>
    <style:style style:name="Footer-Table.B" style:family="table-column">
      <style:table-column-properties style:column-width="5.2701in" style:rel-column-width="41763*"/>
    </style:style>
    <style:style style:name="Footer-Table.1" style:family="table-row">
      <style:table-row-properties style:min-row-height="0.3125in"/>
    </style:style>
    <style:style style:name="Footer-Table.B1" style:family="table-cell">
      <style:table-cell-properties style:vertical-align="bottom"/>
    </style:style>
    <style:style style:name="MP1" style:family="paragraph" style:parent-style-name="BL_20_Cover_20_URL">
      <style:text-properties fo:language="en" fo:country="US" officeooo:paragraph-rsid="003def74"/>
    </style:style>
    <style:style style:name="MP2" style:family="paragraph" style:parent-style-name="BL_20_Cover_20_URL">
      <style:paragraph-properties fo:text-align="start" style:justify-single-word="false"/>
      <style:text-properties officeooo:paragraph-rsid="003def74"/>
    </style:style>
    <style:style style:name="MP3" style:family="paragraph" style:parent-style-name="BL_20_Cover_20_URL">
      <style:paragraph-properties fo:text-align="start" style:justify-single-word="false"/>
      <style:text-properties officeooo:paragraph-rsid="007c0df7"/>
    </style:style>
    <style:style style:name="MT1" style:family="text">
      <style:text-properties fo:language="en" fo:country="US"/>
    </style:style>
    <style:style style:name="MT2" style:family="text">
      <style:text-properties fo:font-size="6pt" fo:language="en" fo:country="US" style:font-size-asian="5.25pt" style:font-size-complex="6pt"/>
    </style:style>
    <style:style style:name="MT3" style:family="text">
      <style:text-properties fo:language="en" fo:country="US" fo:font-weight="bold" style:font-weight-asian="bold" style:font-weight-complex="bold"/>
    </style:style>
    <style:style style:name="MT4" style:family="text">
      <style:text-properties fo:color="#4b4b4b" loext:opacity="100%" style:font-name="Tahoma" fo:font-size="10pt" fo:language="en" fo:country="US" style:text-underline-style="none" fo:font-weight="bold" fo:background-color="transparent" loext:char-shading-value="0" style:font-size-asian="10.5pt" style:font-weight-asian="bold" style:font-weight-complex="bold" loext:shadow="none"/>
    </style:style>
    <style:style style:name="MT5" style:family="text">
      <style:text-properties fo:color="#4b4b4b" loext:opacity="100%" style:font-name="Tahoma" fo:font-size="10pt" fo:language="en" fo:country="US" style:text-underline-style="none" fo:font-weight="bold" officeooo:rsid="00d21840" fo:background-color="transparent" loext:char-shading-value="0" style:font-size-asian="10.5pt" style:font-weight-asian="bold" style:font-weight-complex="bold" loext:shadow="none"/>
    </style:style>
    <style:style style:name="MT6" style:family="text">
      <style:text-properties fo:language="en" fo:country="US" fo:font-weight="bold" officeooo:rsid="00c40195" style:font-weight-asian="bold" style:font-weight-complex="bold"/>
    </style:style>
    <style:style style:name="MT7" style:family="text">
      <style:text-properties fo:language="en" fo:country="US" officeooo:rsid="00d21840"/>
    </style:style>
    <style:style style:name="MT8" style:family="text">
      <style:text-properties fo:color="#5252ff" loext:opacity="100%" fo:language="en" fo:country="US" officeooo:rsid="005eb5a4"/>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draw:fill="bitmap" draw:fill-image-name="BlueLabAudio-Logo-v3-2" draw:fill-image-width="0.0016in" draw:fill-image-height="0.0016in" style:repeat="no-repeat" draw:fill-image-ref-point="center" style:footnote-max-height="0in" loext:margin-gutter="0in">
        <style:background-image xlink:href="Pictures/100000010000080000000800BEA90DC1B8C79D92.png" xlink:type="simple" xlink:actuate="onLoad" style:position="center center" style:repeat="no-repeat"/>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in" fo:margin-bottom="0in" fo:margin-left="0in" fo:margin-right="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bitmap" draw:fill-image-name="BL-Logo-v3" draw:opacity="100%" draw:fill-image-width="100%" draw:fill-image-height="100%" style:repeat="no-repeat" draw:fill-image-ref-point-x="0%" draw:fill-image-ref-point-y="0%" draw:fill-image-ref-point="center" draw:tile-repeat-offset="0% vertical" style:footnote-max-height="0in" loext:margin-gutter="0in">
        <style:background-image xlink:href="Pictures/10000001000004D8000006DA1A5FBF0DC1B4ACA4.png" xlink:type="simple" xlink:actuate="onLoad" style:position="center center" style:repeat="no-repeat"/>
        <style:columns fo:column-count="1" fo:column-gap="0in"/>
        <style:footnote-sep style:width="0.0071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draw:fill="bitmap" draw:fill-image-name="BlueLabAudio-Logo-v3-2" draw:fill-image-width="0.0016in" draw:fill-image-height="0.0016in" style:repeat="no-repeat" draw:fill-image-ref-point="center" style:footnote-max-height="0in" loext:margin-gutter="0in">
        <style:background-image xlink:href="Pictures/100000010000080000000800BEA90DC1B8C79D92.png" xlink:type="simple" xlink:actuate="onLoad" style:position="center center" style:repeat="no-repeat"/>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draw:fill="bitmap" draw:fill-image-name="BlueLabAudio-Logo-v3-2" draw:fill-image-width="0.0016in" draw:fill-image-height="0.0016in" style:repeat="no-repeat" draw:fill-image-ref-point="center" style:footnote-max-height="0in" loext:margin-gutter="0in">
        <style:background-image xlink:href="Pictures/100000010000080000000800BEA90DC1B8C79D92.png" xlink:type="simple" xlink:actuate="onLoad" style:position="center center" style:repeat="no-repeat"/>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bitmap" draw:background-size="border" draw:fill-image-name="BlueLabAudio-Logo-v3-2" draw:fill-image-width="0.0016in" draw:fill-image-height="0.0016in" style:repeat="no-repeat" draw:fill-image-ref-point="center"/>
    </style:style>
    <style:style style:name="Mdp2" style:family="drawing-page">
      <style:drawing-page-properties draw:fill="bitmap" draw:background-size="border" draw:fill-image-name="BL-Logo-v3" draw:opacity="100%" draw:fill-image-width="100%" draw:fill-image-height="100%" style:repeat="no-repeat" draw:fill-image-ref-point-x="0%" draw:fill-image-ref-point-y="0%" draw:fill-image-ref-point="center" draw:tile-repeat-offset="0% vertical"/>
    </style:style>
  </office:automatic-styles>
  <office:master-styles>
    <style:master-page style:name="Standard" style:page-layout-name="Mpm1" draw:style-name="Mdp1"/>
    <style:master-page style:name="BL_20_Cover" style:display-name="BL Cover" style:page-layout-name="Mpm2" draw:style-name="Mdp2" style:next-style-name="Standard">
      <style:footer>
        <text:p text:style-name="MP1"/>
        <text:p text:style-name="MP2"><text:span text:style-name="BL_20_Footer_20_version"><text:span text:style-name="MT1"><text:s/></text:span></text:span></text:p>
        <table:table table:name="Footer-Table" table:style-name="Footer-Table">
          <table:table-column table:style-name="Footer-Table.A"/>
          <table:table-column table:style-name="Footer-Table.B"/>
          <table:table-row table:style-name="Footer-Table.1">
            <table:table-cell office:value-type="string">
              <text:p text:style-name="MP3"><text:span text:style-name="BL_20_Footer_20_version"><text:span text:style-name="MT1"><text:s/></text:span></text:span><text:span text:style-name="BL_20_Footer_20_version"><text:span text:style-name="MT3">plugin version: </text:span></text:span><text:span text:style-name="BL_20_Footer_20_version"><text:span text:style-name="MT4">6</text:span></text:span><text:span text:style-name="BL_20_Footer_20_version"><text:span text:style-name="MT3">.</text:span></text:span><text:span text:style-name="BL_20_Footer_20_version"><text:span text:style-name="MT4">3</text:span></text:span><text:span text:style-name="BL_20_Footer_20_version"><text:span text:style-name="MT3">.</text:span></text:span><text:span text:style-name="BL_20_Footer_20_version"><text:span text:style-name="MT5">4</text:span></text:span></text:p>
              <text:p text:style-name="MP3"><text:span text:style-name="BL_20_Footer_20_version"><text:span text:style-name="MT3"><text:s/>manual version: </text:span></text:span><text:span text:style-name="BL_20_Footer_20_version"><text:span text:style-name="MT4">3</text:span></text:span><text:span text:style-name="BL_20_Footer_20_version"><text:span text:style-name="MT6">.</text:span></text:span><text:span text:style-name="BL_20_Footer_20_version"><text:span text:style-name="MT7">6</text:span></text:span><text:span text:style-name="BL_20_Footer_20_version"><text:span text:style-name="MT1"> <text:s text:c="2"/></text:span></text:span></text:p>
            </table:table-cell>
            <table:table-cell table:style-name="Footer-Table.B1" office:value-type="string">
              <text:p text:style-name="MP3"><text:span text:style-name="BL_20_Footer_20_version"><text:span text:style-name="MT1"><text:s/></text:span></text:span><text:a xlink:type="simple" xlink:href="http://bluelab-plugs.com/" text:style-name="Internet_20_link" text:visited-style-name="Visited_20_Internet_20_Link"><text:span text:style-name="BL_20_Conver_20_URL"><text:span text:style-name="MT8">www.bluelab-plugs.com</text:span></text:span></text:a></text:p>
            </table:table-cell>
          </table:table-row>
        </table:table>
        <text:p text:style-name="MP2"><text:span text:style-name="BL_20_Footer_20_version"><text:span text:style-name="MT2"/></text:span></text:p>
      </style:footer>
    </style:master-page>
    <style:master-page style:name="BL_20_Paragraph" style:display-name="BL Paragraph" style:page-layout-name="Mpm3" draw:style-name="Mdp1"/>
    <style:master-page style:name="BL_20_Parameter" style:display-name="BL Parameter"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3-11T17:31:15.682498000</meta:creation-date>
    <meta:generator>LibreOffice/7.2.5.2$Linux_X86_64 LibreOffice_project/20$Build-2</meta:generator>
    <meta:editing-duration>PT6H40M34S</meta:editing-duration>
    <meta:editing-cycles>109</meta:editing-cycles>
    <dc:title>BL Template</dc:title>
    <dc:date>2022-02-17T20:57:11.351040906</dc:date>
    <meta:document-statistic meta:table-count="1" meta:image-count="8" meta:object-count="0" meta:page-count="14" meta:paragraph-count="160" meta:word-count="2997" meta:character-count="17033" meta:non-whitespace-character-count="14175"/>
    <meta:template xlink:type="simple" xlink:actuate="onRequest" xlink:title="BL Template" xlink:href="../../../../../Library/Application%20Support/LibreOffice/4/user/template/BL%20Template.ott" meta:date="2018-03-16T17:25:39.379853000"/>
  </office:meta>
</office:document-meta>
</file>